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FMono-Regular" svg:font-family="SFMono-Regular, Menlo, Monaco, Consolas, 'Liberation Mono', 'Courier New', monospace"/>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6.999cm" table:align="left" style:may-break-between-rows="true" table:border-model="collapsing"/>
    </style:style>
    <style:style style:name="Tabela2.A" style:family="table-column">
      <style:table-column-properties style:column-width="4.411cm"/>
    </style:style>
    <style:style style:name="Tabela2.B" style:family="table-column">
      <style:table-column-properties style:column-width="3.59cm"/>
    </style:style>
    <style:style style:name="Tabela2.C" style:family="table-column">
      <style:table-column-properties style:column-width="2.997cm"/>
    </style:style>
    <style:style style:name="Tabela2.D" style:family="table-column">
      <style:table-column-properties style:column-width="3.477cm"/>
    </style:style>
    <style:style style:name="Tabela2.E" style:family="table-column">
      <style:table-column-properties style:column-width="2.524cm"/>
    </style:style>
    <style:style style:name="Tabela2.1" style:family="table-row">
      <style:table-row-properties style:min-row-height="0.513cm"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C2" style:family="table-cell" style:data-style-name="N10000">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7.092cm" fo:margin-left="0cm" table:align="left" style:may-break-between-rows="true" table:border-model="collapsing"/>
    </style:style>
    <style:style style:name="Tabela1.A" style:family="table-column">
      <style:table-column-properties style:column-width="3.201cm"/>
    </style:style>
    <style:style style:name="Tabela1.B" style:family="table-column">
      <style:table-column-properties style:column-width="6.8cm"/>
    </style:style>
    <style:style style:name="Tabela1.C" style:family="table-column">
      <style:table-column-properties style:column-width="7.091cm"/>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A9"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Normal">
      <style:paragraph-properties fo:margin-top="0.199cm" fo:margin-bottom="0cm" loext:contextual-spacing="false" fo:line-height="150%" fo:text-align="center" style:justify-single-word="false"/>
      <style:text-properties officeooo:paragraph-rsid="0016f699"/>
    </style:style>
    <style:style style:name="P2" style:family="paragraph" style:parent-style-name="Normal">
      <style:paragraph-properties fo:margin-top="0.199cm" fo:margin-bottom="0cm" loext:contextual-spacing="false" fo:line-height="150%" fo:text-align="justify" style:justify-single-word="false"/>
      <style:text-properties officeooo:paragraph-rsid="0016f699"/>
    </style:style>
    <style:style style:name="P3" style:family="paragraph" style:parent-style-name="Normal">
      <style:paragraph-properties fo:margin-top="0.199cm" fo:margin-bottom="0cm" loext:contextual-spacing="false" fo:line-height="150%" fo:text-align="justify" style:justify-single-word="false"/>
      <style:text-properties officeooo:paragraph-rsid="00188832"/>
    </style:style>
    <style:style style:name="P4" style:family="paragraph" style:parent-style-name="Normal">
      <style:paragraph-properties fo:margin-top="0.199cm" fo:margin-bottom="0cm" loext:contextual-spacing="false" fo:line-height="150%" fo:text-align="justify" style:justify-single-word="false"/>
      <style:text-properties officeooo:paragraph-rsid="001bfc7c"/>
    </style:style>
    <style:style style:name="P5" style:family="paragraph" style:parent-style-name="Normal">
      <style:paragraph-properties fo:margin-top="0.199cm" fo:margin-bottom="0cm" loext:contextual-spacing="false" fo:line-height="150%" fo:text-align="justify" style:justify-single-word="false"/>
      <style:text-properties officeooo:paragraph-rsid="001eca92"/>
    </style:style>
    <style:style style:name="P6" style:family="paragraph" style:parent-style-name="Normal">
      <style:paragraph-properties fo:margin-top="0.199cm" fo:margin-bottom="0cm" loext:contextual-spacing="false" fo:line-height="150%" fo:text-align="justify" style:justify-single-word="false"/>
      <style:text-properties officeooo:paragraph-rsid="00208fc1"/>
    </style:style>
    <style:style style:name="P7" style:family="paragraph" style:parent-style-name="Normal">
      <style:paragraph-properties fo:margin-top="0.199cm" fo:margin-bottom="0cm" loext:contextual-spacing="false" fo:line-height="150%" fo:text-align="justify" style:justify-single-word="false"/>
      <style:text-properties officeooo:paragraph-rsid="0021b768"/>
    </style:style>
    <style:style style:name="P8" style:family="paragraph" style:parent-style-name="Normal">
      <style:paragraph-properties fo:margin-top="0.199cm" fo:margin-bottom="0cm" loext:contextual-spacing="false" fo:line-height="150%" fo:text-align="justify" style:justify-single-word="false"/>
      <style:text-properties officeooo:paragraph-rsid="00269a6a"/>
    </style:style>
    <style:style style:name="P9" style:family="paragraph" style:parent-style-name="Normal">
      <style:paragraph-properties fo:margin-top="0.199cm" fo:margin-bottom="0cm" loext:contextual-spacing="false" fo:line-height="150%" fo:text-align="justify" style:justify-single-word="false"/>
      <style:text-properties officeooo:paragraph-rsid="0026a99d"/>
    </style:style>
    <style:style style:name="P10" style:family="paragraph" style:parent-style-name="Normal">
      <style:paragraph-properties fo:margin-top="0.199cm" fo:margin-bottom="0cm" loext:contextual-spacing="false" fo:line-height="150%" fo:text-align="justify" style:justify-single-word="false"/>
      <style:text-properties officeooo:paragraph-rsid="0029b298"/>
    </style:style>
    <style:style style:name="P11" style:family="paragraph" style:parent-style-name="Normal">
      <style:paragraph-properties fo:margin-top="0.199cm" fo:margin-bottom="0cm" loext:contextual-spacing="false" fo:line-height="150%" fo:text-align="justify" style:justify-single-word="false"/>
      <style:text-properties officeooo:paragraph-rsid="002dc00d"/>
    </style:style>
    <style:style style:name="P12" style:family="paragraph" style:parent-style-name="Normal">
      <style:paragraph-properties fo:margin-top="0.199cm" fo:margin-bottom="0cm" loext:contextual-spacing="false" fo:line-height="150%" fo:text-align="justify" style:justify-single-word="false"/>
      <style:text-properties officeooo:paragraph-rsid="002ee665"/>
    </style:style>
    <style:style style:name="P13" style:family="paragraph" style:parent-style-name="Normal">
      <style:paragraph-properties fo:margin-top="0.199cm" fo:margin-bottom="0cm" loext:contextual-spacing="false" fo:line-height="150%" fo:text-align="justify" style:justify-single-word="false"/>
      <style:text-properties officeooo:paragraph-rsid="0032fe30"/>
    </style:style>
    <style:style style:name="P14" style:family="paragraph" style:parent-style-name="Normal">
      <style:paragraph-properties fo:margin-top="0.199cm" fo:margin-bottom="0cm" loext:contextual-spacing="false" fo:line-height="150%" fo:text-align="justify" style:justify-single-word="false"/>
      <style:text-properties officeooo:paragraph-rsid="0035cb9e"/>
    </style:style>
    <style:style style:name="P15" style:family="paragraph" style:parent-style-name="Normal">
      <style:paragraph-properties fo:margin-top="0.199cm" fo:margin-bottom="0cm" loext:contextual-spacing="false" fo:line-height="150%" fo:text-align="justify" style:justify-single-word="false"/>
      <style:text-properties style:font-name="Arial" fo:font-weight="bold" officeooo:rsid="0038450b" officeooo:paragraph-rsid="0038450b" style:font-weight-asian="bold" style:font-weight-complex="bold"/>
    </style:style>
    <style:style style:name="P16" style:family="paragraph" style:parent-style-name="Normal">
      <style:paragraph-properties fo:margin-top="0.199cm" fo:margin-bottom="0cm" loext:contextual-spacing="false" fo:line-height="150%" fo:text-align="justify" style:justify-single-word="false"/>
      <style:text-properties style:font-name="Arial" fo:font-weight="bold" officeooo:rsid="0039d10a" officeooo:paragraph-rsid="0039d10a" style:font-weight-asian="bold" style:font-weight-complex="bold"/>
    </style:style>
    <style:style style:name="P17" style:family="paragraph" style:parent-style-name="Normal">
      <style:paragraph-properties fo:margin-top="0.199cm" fo:margin-bottom="0cm" loext:contextual-spacing="false" fo:line-height="150%" fo:text-align="justify" style:justify-single-word="false"/>
      <style:text-properties style:font-name="Arial" fo:font-weight="bold" officeooo:rsid="003bac14" officeooo:paragraph-rsid="003bac14" style:font-weight-asian="bold" style:font-weight-complex="bold"/>
    </style:style>
    <style:style style:name="P1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188832"/>
    </style:style>
    <style:style style:name="P19" style:family="paragraph" style:parent-style-name="Standard">
      <style:paragraph-properties fo:margin-top="0.199cm" fo:margin-bottom="0cm" loext:contextual-spacing="false" fo:line-height="150%" fo:text-align="justify" style:justify-single-word="false"/>
      <style:text-properties officeooo:paragraph-rsid="001bfc7c"/>
    </style:style>
    <style:style style:name="P2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1bfc7c"/>
    </style:style>
    <style:style style:name="P21" style:family="paragraph" style:parent-style-name="Standard">
      <style:paragraph-properties fo:margin-top="0.199cm" fo:margin-bottom="0cm" loext:contextual-spacing="false" fo:line-height="150%" fo:text-align="justify" style:justify-single-word="false"/>
      <style:text-properties officeooo:paragraph-rsid="00208fc1"/>
    </style:style>
    <style:style style:name="P2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29b298"/>
    </style:style>
    <style:style style:name="P2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2bc40c"/>
    </style:style>
    <style:style style:name="P24" style:family="paragraph" style:parent-style-name="Standard">
      <style:paragraph-properties fo:margin-top="0.199cm" fo:margin-bottom="0cm" loext:contextual-spacing="false" fo:line-height="150%" fo:text-align="justify" style:justify-single-word="false"/>
      <style:text-properties officeooo:paragraph-rsid="002dc00d"/>
    </style:style>
    <style:style style:name="P2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89ddff" style:font-name="Droid Sans Mono" fo:font-size="10.5pt" fo:font-weight="normal" officeooo:paragraph-rsid="00345bfe" fo:background-color="#212121" style:font-size-asian="12pt" style:font-size-complex="12pt"/>
    </style:style>
    <style:style style:name="P26" style:family="paragraph" style:parent-style-name="Standard">
      <loext:graphic-properties draw:fill="solid" draw:fill-color="#000000" draw:opacity="100%"/>
      <style:paragraph-properties fo:margin-top="0.199cm" fo:margin-bottom="0cm" loext:contextual-spacing="false" style:line-height-at-least="0.503cm" fo:text-align="justify" style:justify-single-word="false" fo:background-color="#000000"/>
      <style:text-properties officeooo:paragraph-rsid="00345bfe"/>
    </style:style>
    <style:style style:name="P27"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style="normal" fo:font-weight="normal" fo:background-color="#000000" style:font-size-asian="12pt" style:font-style-asian="normal" style:font-size-complex="12pt" style:font-style-complex="normal"/>
    </style:style>
    <style:style style:name="P28"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000000" style:font-size-asian="12pt" style:font-size-complex="12pt"/>
    </style:style>
    <style:style style:name="P29"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officeooo:paragraph-rsid="002a28bd" fo:background-color="#000000" style:font-size-asian="12pt" style:font-size-complex="12pt"/>
    </style:style>
    <style:style style:name="P30"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officeooo:paragraph-rsid="00345bfe" fo:background-color="#000000" style:font-size-asian="12pt" style:font-size-complex="12pt"/>
    </style:style>
    <style:style style:name="P31" style:family="paragraph" style:parent-style-name="Standard">
      <loext:graphic-properties draw:fill="solid" draw:fill-color="#000000" draw:opacity="100%"/>
      <style:paragraph-properties style:line-height-at-least="0.503cm" fo:background-color="#000000"/>
      <style:text-properties fo:font-size="12pt" fo:font-style="normal" fo:background-color="#000000" style:font-size-asian="12pt" style:font-style-asian="normal" style:font-size-complex="12pt" style:font-style-complex="normal"/>
    </style:style>
    <style:style style:name="P32"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000000" style:font-size-asian="12pt" style:font-size-complex="12pt"/>
    </style:style>
    <style:style style:name="P33"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style="normal" fo:font-weight="normal" fo:background-color="#000000" style:font-size-asian="12pt" style:font-style-asian="normal" style:font-size-complex="12pt" style:font-style-complex="normal"/>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8fc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08fc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5e9e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4c2ac" officeooo:paragraph-rsid="0024c2a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1b768" officeooo:paragraph-rsid="0021b76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387b1" officeooo:paragraph-rsid="002387b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9a6a" officeooo:paragraph-rsid="00269a6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08fc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08bbe" officeooo:paragraph-rsid="00408bb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officeooo:paragraph-rsid="00408bbe"/>
    </style:style>
    <style:style style:name="P45" style:family="paragraph" style:parent-style-name="Normal">
      <style:paragraph-properties fo:margin-top="0.199cm" fo:margin-bottom="0cm" loext:contextual-spacing="false" fo:line-height="150%" fo:text-align="justify" style:justify-single-word="false"/>
      <style:text-properties style:font-name="Arial" fo:font-weight="normal" officeooo:rsid="0039d10a" officeooo:paragraph-rsid="0039d10a" style:font-weight-asian="normal" style:font-weight-complex="normal"/>
    </style:style>
    <style:style style:name="P46" style:family="paragraph" style:parent-style-name="Normal">
      <style:paragraph-properties fo:margin-top="0.199cm" fo:margin-bottom="0cm" loext:contextual-spacing="false" fo:line-height="150%" fo:text-align="justify" style:justify-single-word="false"/>
      <style:text-properties officeooo:paragraph-rsid="00208fc1"/>
    </style:style>
    <style:style style:name="P47" style:family="paragraph" style:parent-style-name="Normal">
      <style:paragraph-properties fo:margin-top="0.199cm" fo:margin-bottom="0cm" loext:contextual-spacing="false" fo:line-height="150%" fo:text-align="justify" style:justify-single-word="false"/>
      <style:text-properties officeooo:paragraph-rsid="00188832"/>
    </style:style>
    <style:style style:name="T1" style:family="text">
      <style:text-properties fo:color="#0000ff" style:font-name="Arial1" fo:font-size="14pt" fo:language="pt" fo:country="BR" fo:font-weight="bold" officeooo:rsid="0003f524" style:font-size-asian="14pt" style:font-weight-asian="bold" style:font-name-complex="Arial1" style:font-size-complex="12pt"/>
    </style:style>
    <style:style style:name="T2" style:family="text">
      <style:text-properties fo:color="#0000ff" style:font-name="Arial1" fo:font-size="14pt" fo:language="pt" fo:country="BR" fo:font-weight="bold" officeooo:rsid="0016f699" style:font-size-asian="14pt" style:font-weight-asian="bold" style:font-name-complex="Arial1" style:font-size-complex="12pt"/>
    </style:style>
    <style:style style:name="T3" style:family="text">
      <style:text-properties fo:color="#000000" style:font-name="Arial1" fo:font-size="12pt" fo:language="pt" fo:country="BR" fo:font-weight="bold" officeooo:rsid="0016f699" style:font-size-asian="10.5pt" style:font-weight-asian="bold" style:font-name-complex="Arial1" style:font-size-complex="12pt"/>
    </style:style>
    <style:style style:name="T4" style:family="text">
      <style:text-properties fo:color="#000000" style:font-name="Arial1" fo:font-size="12pt" fo:language="pt" fo:country="BR" fo:font-weight="normal" officeooo:rsid="0016f699" style:font-size-asian="10.5pt" style:font-weight-asian="normal" style:font-name-complex="Arial1" style:font-size-complex="12pt" style:font-weight-complex="normal"/>
    </style:style>
    <style:style style:name="T5" style:family="text">
      <style:text-properties fo:color="#000000" style:font-name="Arial1" fo:font-size="12pt" fo:language="pt" fo:country="BR" fo:font-weight="normal" officeooo:rsid="00188832" style:font-size-asian="10.5pt" style:font-weight-asian="normal" style:font-name-complex="Arial1" style:font-size-complex="12pt" style:font-weight-complex="normal"/>
    </style:style>
    <style:style style:name="T6" style:family="text">
      <style:text-properties fo:color="#000000" style:text-outline="false" style:text-line-through-style="none" style:text-line-through-type="none" style:font-name="Arial" fo:font-size="12pt" fo:font-style="normal" fo:text-shadow="none" style:text-underline-style="none" fo:font-weight="normal" officeooo:rsid="003f8ff8"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Arial" fo:font-size="12pt" fo:font-style="normal" fo:text-shadow="none" style:text-underline-style="none" fo:font-weight="normal" officeooo:rsid="00408bb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normal" fo:text-transform="none" fo:color="#000000" style:font-name="Arial" fo:font-size="12pt" fo:letter-spacing="normal" fo:language="pt" fo:country="BR" fo:font-style="normal" fo:font-weight="normal" officeooo:rsid="001961de" fo:background-color="#ffffff" loext:char-shading-value="0" style:font-size-asian="12pt" style:font-weight-asian="normal" style:font-name-complex="Arial1" style:font-size-complex="12pt" style:font-weight-complex="normal"/>
    </style:style>
    <style:style style:name="T9" style:family="text">
      <style:text-properties fo:font-variant="normal" fo:text-transform="none" fo:color="#000000" style:font-name="Arial" fo:font-size="12pt" fo:letter-spacing="normal" fo:language="pt" fo:country="BR" fo:font-style="normal" fo:font-weight="normal" officeooo:rsid="001bfc7c" fo:background-color="#ffffff" loext:char-shading-value="0" style:font-size-asian="12pt" style:font-weight-asian="normal" style:font-name-complex="Arial1" style:font-size-complex="12pt" style:font-weight-complex="normal"/>
    </style:style>
    <style:style style:name="T10" style:family="text">
      <style:text-properties fo:font-variant="normal" fo:text-transform="none" fo:color="#000000" style:font-name="Arial" fo:font-size="12pt" fo:letter-spacing="normal" fo:language="pt" fo:country="BR" fo:font-style="normal" fo:font-weight="normal" officeooo:rsid="001cf1a8" fo:background-color="#ffffff" loext:char-shading-value="0" style:font-size-asian="12pt" style:font-weight-asian="normal" style:font-name-complex="Arial1" style:font-size-complex="12pt" style:font-weight-complex="normal"/>
    </style:style>
    <style:style style:name="T11" style:family="text">
      <style:text-properties fo:font-variant="normal" fo:text-transform="none" fo:color="#000000" style:font-name="Arial" fo:font-size="12pt" fo:letter-spacing="normal" fo:language="pt" fo:country="BR" fo:font-style="normal" fo:font-weight="normal" officeooo:rsid="001d7d70" fo:background-color="#ffffff" loext:char-shading-value="0" style:font-size-asian="12pt" style:font-weight-asian="normal" style:font-name-complex="Arial1" style:font-size-complex="12pt" style:font-weight-complex="normal"/>
    </style:style>
    <style:style style:name="T12" style:family="text">
      <style:text-properties fo:font-variant="normal" fo:text-transform="none" fo:color="#000000" style:font-name="Arial" fo:font-size="12pt" fo:letter-spacing="normal" fo:language="pt" fo:country="BR" fo:font-style="normal" fo:font-weight="normal" officeooo:rsid="001e4735" fo:background-color="#ffffff" loext:char-shading-value="0" style:font-size-asian="12pt" style:font-weight-asian="normal" style:font-name-complex="Arial1" style:font-size-complex="12pt" style:font-weight-complex="normal"/>
    </style:style>
    <style:style style:name="T13" style:family="text">
      <style:text-properties fo:font-variant="normal" fo:text-transform="none" fo:color="#000000" style:font-name="Arial" fo:font-size="12pt" fo:letter-spacing="normal" fo:language="pt" fo:country="BR" fo:font-style="normal" fo:font-weight="normal" officeooo:rsid="001eca92" fo:background-color="#ffffff" loext:char-shading-value="0" style:font-size-asian="12pt" style:font-weight-asian="normal" style:font-name-complex="Arial1" style:font-size-complex="12pt" style:font-weight-complex="normal"/>
    </style:style>
    <style:style style:name="T14" style:family="text">
      <style:text-properties fo:font-variant="normal" fo:text-transform="none" fo:color="#000000" style:font-name="Arial" fo:font-size="12pt" fo:letter-spacing="normal" fo:language="pt" fo:country="BR" fo:font-style="normal" fo:font-weight="normal" officeooo:rsid="001f3fd4" fo:background-color="#ffffff" loext:char-shading-value="0" style:font-size-asian="12pt" style:font-weight-asian="normal" style:font-name-complex="Arial1" style:font-size-complex="12pt" style:font-weight-complex="normal"/>
    </style:style>
    <style:style style:name="T15" style:family="text">
      <style:text-properties fo:font-variant="normal" fo:text-transform="none" fo:color="#000000" style:font-name="Arial" fo:font-size="12pt" fo:letter-spacing="normal" fo:language="pt" fo:country="BR" fo:font-style="normal" fo:font-weight="normal" officeooo:rsid="00208fc1" fo:background-color="#ffffff" loext:char-shading-value="0" style:font-size-asian="12pt" style:font-weight-asian="normal" style:font-name-complex="Arial1" style:font-size-complex="12pt" style:font-weight-complex="normal"/>
    </style:style>
    <style:style style:name="T16" style:family="text">
      <style:text-properties fo:font-variant="normal" fo:text-transform="none" fo:color="#000000" style:font-name="Arial" fo:font-size="12pt" fo:letter-spacing="normal" fo:language="pt" fo:country="BR" fo:font-style="normal" fo:font-weight="normal" officeooo:rsid="0021b768" fo:background-color="#ffffff" loext:char-shading-value="0" style:font-size-asian="12pt" style:font-weight-asian="normal" style:font-name-complex="Arial1" style:font-size-complex="12pt" style:font-weight-complex="normal"/>
    </style:style>
    <style:style style:name="T17" style:family="text">
      <style:text-properties fo:font-variant="normal" fo:text-transform="none" fo:color="#000000" style:font-name="Arial" fo:font-size="12pt" fo:letter-spacing="normal" fo:language="pt" fo:country="BR" fo:font-style="normal" fo:font-weight="normal" officeooo:rsid="0024c2ac" fo:background-color="#ffffff" loext:char-shading-value="0" style:font-size-asian="12pt" style:font-weight-asian="normal" style:font-name-complex="Arial1" style:font-size-complex="12pt" style:font-weight-complex="normal"/>
    </style:style>
    <style:style style:name="T18" style:family="text">
      <style:text-properties fo:font-variant="normal" fo:text-transform="none" fo:color="#000000" style:font-name="Arial" fo:font-size="12pt" fo:letter-spacing="normal" fo:language="pt" fo:country="BR" fo:font-style="normal" fo:font-weight="normal" officeooo:rsid="00269a6a" fo:background-color="#ffffff" loext:char-shading-value="0" style:font-size-asian="12pt" style:font-weight-asian="normal" style:font-name-complex="Arial1" style:font-size-complex="12pt" style:font-weight-complex="normal"/>
    </style:style>
    <style:style style:name="T19" style:family="text">
      <style:text-properties fo:font-variant="normal" fo:text-transform="none" fo:color="#000000" style:font-name="Arial" fo:font-size="12pt" fo:letter-spacing="normal" fo:language="pt" fo:country="BR" fo:font-style="normal" fo:font-weight="normal" officeooo:rsid="0026a99d" fo:background-color="#ffffff" loext:char-shading-value="0" style:font-size-asian="12pt" style:font-weight-asian="normal" style:font-name-complex="Arial1" style:font-size-complex="12pt" style:font-weight-complex="normal"/>
    </style:style>
    <style:style style:name="T20" style:family="text">
      <style:text-properties fo:font-variant="normal" fo:text-transform="none" fo:color="#000000" style:font-name="Arial" fo:font-size="12pt" fo:letter-spacing="normal" fo:language="pt" fo:country="BR" fo:font-style="normal" fo:font-weight="normal" officeooo:rsid="002950ef" fo:background-color="#ffffff" loext:char-shading-value="0" style:font-size-asian="12pt" style:font-weight-asian="normal" style:font-name-complex="Arial1" style:font-size-complex="12pt" style:font-weight-complex="normal"/>
    </style:style>
    <style:style style:name="T21" style:family="text">
      <style:text-properties fo:font-variant="normal" fo:text-transform="none" fo:color="#000000" style:font-name="Arial" fo:font-size="12pt" fo:letter-spacing="normal" fo:language="pt" fo:country="BR" fo:font-style="normal" fo:font-weight="normal" officeooo:rsid="0029b298" fo:background-color="#ffffff" loext:char-shading-value="0" style:font-size-asian="12pt" style:font-weight-asian="normal" style:font-name-complex="Arial1" style:font-size-complex="12pt" style:font-weight-complex="normal"/>
    </style:style>
    <style:style style:name="T22" style:family="text">
      <style:text-properties fo:font-variant="normal" fo:text-transform="none" fo:color="#000000" style:font-name="Arial" fo:font-size="12pt" fo:letter-spacing="normal" fo:language="pt" fo:country="BR" fo:font-style="normal" fo:font-weight="normal" officeooo:rsid="002bc40c" fo:background-color="#ffffff" loext:char-shading-value="0" style:font-size-asian="12pt" style:font-weight-asian="normal" style:font-name-complex="Arial1" style:font-size-complex="12pt" style:font-weight-complex="normal"/>
    </style:style>
    <style:style style:name="T23" style:family="text">
      <style:text-properties fo:font-variant="normal" fo:text-transform="none" fo:color="#000000" style:font-name="Arial" fo:font-size="12pt" fo:letter-spacing="normal" fo:language="pt" fo:country="BR" fo:font-style="normal" fo:font-weight="normal" officeooo:rsid="002dc00d" fo:background-color="#ffffff" loext:char-shading-value="0" style:font-size-asian="12pt" style:font-weight-asian="normal" style:font-name-complex="Arial1" style:font-size-complex="12pt" style:font-weight-complex="normal"/>
    </style:style>
    <style:style style:name="T24" style:family="text">
      <style:text-properties fo:font-variant="normal" fo:text-transform="none" fo:color="#000000" style:font-name="Arial" fo:font-size="12pt" fo:letter-spacing="normal" fo:language="pt" fo:country="BR" fo:font-style="normal" fo:font-weight="normal" officeooo:rsid="002dc658" fo:background-color="#ffffff" loext:char-shading-value="0" style:font-size-asian="12pt" style:font-weight-asian="normal" style:font-name-complex="Arial1" style:font-size-complex="12pt" style:font-weight-complex="normal"/>
    </style:style>
    <style:style style:name="T25" style:family="text">
      <style:text-properties fo:font-variant="normal" fo:text-transform="none" fo:color="#000000" style:font-name="Arial" fo:font-size="12pt" fo:letter-spacing="normal" fo:language="pt" fo:country="BR" fo:font-style="normal" fo:font-weight="normal" officeooo:rsid="002ee665" fo:background-color="#ffffff" loext:char-shading-value="0" style:font-size-asian="12pt" style:font-weight-asian="normal" style:font-name-complex="Arial1" style:font-size-complex="12pt" style:font-weight-complex="normal"/>
    </style:style>
    <style:style style:name="T26" style:family="text">
      <style:text-properties fo:font-variant="normal" fo:text-transform="none" fo:color="#000000" style:font-name="Arial" fo:font-size="12pt" fo:letter-spacing="normal" fo:language="pt" fo:country="BR" fo:font-style="normal" fo:font-weight="normal" officeooo:rsid="0030b469" fo:background-color="#ffffff" loext:char-shading-value="0" style:font-size-asian="12pt" style:font-weight-asian="normal" style:font-name-complex="Arial1" style:font-size-complex="12pt" style:font-weight-complex="normal"/>
    </style:style>
    <style:style style:name="T27" style:family="text">
      <style:text-properties fo:font-variant="normal" fo:text-transform="none" fo:color="#000000" style:font-name="Arial" fo:font-size="12pt" fo:letter-spacing="normal" fo:language="pt" fo:country="BR" fo:font-style="normal" fo:font-weight="normal" officeooo:rsid="0032503a" fo:background-color="#ffffff" loext:char-shading-value="0" style:font-size-asian="12pt" style:font-weight-asian="normal" style:font-name-complex="Arial1" style:font-size-complex="12pt" style:font-weight-complex="normal"/>
    </style:style>
    <style:style style:name="T28" style:family="text">
      <style:text-properties fo:font-variant="normal" fo:text-transform="none" fo:color="#000000" style:font-name="Arial" fo:font-size="12pt" fo:letter-spacing="normal" fo:language="pt" fo:country="BR" fo:font-style="normal" fo:font-weight="normal" officeooo:rsid="0032fe30" fo:background-color="#ffffff" loext:char-shading-value="0" style:font-size-asian="12pt" style:font-weight-asian="normal" style:font-name-complex="Arial1" style:font-size-complex="12pt" style:font-weight-complex="normal"/>
    </style:style>
    <style:style style:name="T29" style:family="text">
      <style:text-properties fo:font-variant="normal" fo:text-transform="none" fo:color="#000000" style:font-name="Arial" fo:font-size="12pt" fo:letter-spacing="normal" fo:language="pt" fo:country="BR" fo:font-style="normal" fo:font-weight="normal" officeooo:rsid="00345bfe" fo:background-color="#ffffff" loext:char-shading-value="0" style:font-size-asian="12pt" style:font-weight-asian="normal" style:font-name-complex="Arial1" style:font-size-complex="12pt" style:font-weight-complex="normal"/>
    </style:style>
    <style:style style:name="T30" style:family="text">
      <style:text-properties fo:font-variant="normal" fo:text-transform="none" fo:color="#000000" style:font-name="Arial" fo:font-size="12pt" fo:letter-spacing="normal" fo:language="pt" fo:country="BR" fo:font-style="normal" fo:font-weight="normal" officeooo:rsid="00352fe0" fo:background-color="#ffffff" loext:char-shading-value="0" style:font-size-asian="12pt" style:font-weight-asian="normal" style:font-name-complex="Arial1" style:font-size-complex="12pt" style:font-weight-complex="normal"/>
    </style:style>
    <style:style style:name="T31" style:family="text">
      <style:text-properties fo:font-variant="normal" fo:text-transform="none" fo:color="#000000" style:font-name="Arial" fo:font-size="12pt" fo:letter-spacing="normal" fo:language="pt" fo:country="BR" fo:font-style="normal" fo:font-weight="normal" officeooo:rsid="0035cb9e" fo:background-color="#ffffff" loext:char-shading-value="0" style:font-size-asian="12pt" style:font-weight-asian="normal" style:font-name-complex="Arial1" style:font-size-complex="12pt" style:font-weight-complex="normal"/>
    </style:style>
    <style:style style:name="T32" style:family="text">
      <style:text-properties fo:font-variant="normal" fo:text-transform="none" fo:color="#000000" style:font-name="Arial" fo:font-size="12pt" fo:letter-spacing="normal" fo:language="pt" fo:country="BR" fo:font-style="normal" fo:font-weight="bold" officeooo:rsid="001eca92" fo:background-color="#ffffff" loext:char-shading-value="0" style:font-size-asian="12pt" style:font-weight-asian="bold" style:font-name-complex="Arial1" style:font-size-complex="12pt" style:font-weight-complex="bold"/>
    </style:style>
    <style:style style:name="T33" style:family="text">
      <style:text-properties fo:font-variant="normal" fo:text-transform="none" fo:color="#000000" style:font-name="Arial" fo:font-size="12pt" fo:letter-spacing="normal" fo:language="pt" fo:country="BR" fo:font-style="normal" fo:font-weight="bold" officeooo:rsid="00208fc1" fo:background-color="#ffffff" loext:char-shading-value="0" style:font-size-asian="12pt" style:font-weight-asian="bold" style:font-name-complex="Arial1" style:font-size-complex="12pt" style:font-weight-complex="bold"/>
    </style:style>
    <style:style style:name="T34" style:family="text">
      <style:text-properties fo:font-variant="normal" fo:text-transform="none" fo:color="#000000" style:font-name="Arial" fo:font-size="12pt" fo:letter-spacing="normal" fo:language="pt" fo:country="BR" fo:font-style="normal" fo:font-weight="bold" officeooo:rsid="002950ef" fo:background-color="#ffffff" loext:char-shading-value="0" style:font-size-asian="12pt" style:font-weight-asian="bold" style:font-name-complex="Arial1" style:font-size-complex="12pt" style:font-weight-complex="bold"/>
    </style:style>
    <style:style style:name="T35" style:family="text">
      <style:text-properties fo:font-variant="normal" fo:text-transform="none" fo:color="#000000" style:font-name="Arial" fo:font-size="12pt" fo:letter-spacing="normal" fo:language="pt" fo:country="BR" fo:font-style="normal" fo:font-weight="bold" officeooo:rsid="002dc00d" fo:background-color="#ffffff" loext:char-shading-value="0" style:font-size-asian="12pt" style:font-weight-asian="bold" style:font-name-complex="Arial1" style:font-size-complex="12pt" style:font-weight-complex="bold"/>
    </style:style>
    <style:style style:name="T36" style:family="text">
      <style:text-properties fo:font-variant="normal" fo:text-transform="none" fo:color="#000000" style:font-name="Arial" fo:font-size="12pt" fo:letter-spacing="normal" fo:language="pt" fo:country="BR" fo:font-style="normal" fo:font-weight="bold" officeooo:rsid="002ee665" fo:background-color="#ffffff" loext:char-shading-value="0" style:font-size-asian="12pt" style:font-weight-asian="bold" style:font-name-complex="Arial1" style:font-size-complex="12pt" style:font-weight-complex="bold"/>
    </style:style>
    <style:style style:name="T37" style:family="text">
      <style:text-properties fo:font-variant="normal" fo:text-transform="none" fo:color="#ffffff" style:font-name="SFMono-Regular" fo:font-size="12pt" fo:letter-spacing="normal" fo:language="pt" fo:country="BR" fo:font-style="normal" fo:font-weight="normal" officeooo:rsid="00188832" fo:background-color="#000000" loext:char-shading-value="0" style:font-size-asian="12pt" style:font-weight-asian="normal" style:font-name-complex="Arial1" style:font-size-complex="12pt" style:font-weight-complex="normal"/>
    </style:style>
    <style:style style:name="T38" style:family="text">
      <style:text-properties fo:font-variant="normal" fo:text-transform="none" fo:color="#eeffff"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39" style:family="text">
      <style:text-properties fo:font-variant="normal" fo:text-transform="none" fo:color="#eeffff"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40" style:family="text">
      <style:text-properties fo:font-variant="normal" fo:text-transform="none" fo:color="#eeffff"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41" style:family="text">
      <style:text-properties fo:font-variant="normal" fo:text-transform="none" fo:color="#eeffff" style:font-name="Droid Sans Mono" fo:font-size="12pt" fo:letter-spacing="normal" fo:language="pt" fo:country="BR" fo:font-style="normal" fo:font-weight="normal" officeooo:rsid="001961de" fo:background-color="#000000" loext:char-shading-value="0"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eeffff"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43" style:family="text">
      <style:text-properties fo:font-variant="normal" fo:text-transform="none" fo:color="#eeffff"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44" style:family="text">
      <style:text-properties fo:font-variant="normal" fo:text-transform="none" fo:color="#eeffff"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eeffff" style:font-name="Droid Sans Mono" fo:font-size="12pt" fo:letter-spacing="normal" fo:language="pt" fo:country="BR" fo:font-style="normal" fo:font-weight="normal" officeooo:rsid="0035cb9e" fo:background-color="#212121" loext:char-shading-value="0"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89ddff"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47" style:family="text">
      <style:text-properties fo:font-variant="normal" fo:text-transform="none" fo:color="#89ddff"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48" style:family="text">
      <style:text-properties fo:font-variant="normal" fo:text-transform="none" fo:color="#89ddff" style:font-name="Droid Sans Mono" fo:font-size="12pt" fo:letter-spacing="normal" fo:language="pt" fo:country="BR" fo:font-style="normal" fo:font-weight="normal" officeooo:rsid="00345bfe" fo:background-color="#000000" loext:char-shading-value="0" style:font-size-asian="12pt" style:font-weight-asian="normal" style:font-name-complex="Arial1" style:font-size-complex="12pt" style:font-weight-complex="normal"/>
    </style:style>
    <style:style style:name="T49" style:family="text">
      <style:text-properties fo:font-variant="normal" fo:text-transform="none" fo:color="#89ddff"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50" style:family="text">
      <style:text-properties fo:font-variant="normal" fo:text-transform="none" fo:color="#89ddff" style:font-name="Droid Sans Mono" fo:font-size="12pt" fo:letter-spacing="normal" fo:language="pt" fo:country="BR" fo:font-style="normal" fo:font-weight="normal" officeooo:rsid="001961de" fo:background-color="#000000" loext:char-shading-value="0"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89ddff"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52" style:family="text">
      <style:text-properties fo:font-variant="normal" fo:text-transform="none" fo:color="#89ddff"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53" style:family="text">
      <style:text-properties fo:font-variant="normal" fo:text-transform="none" fo:color="#89ddff"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54" style:family="text">
      <style:text-properties fo:font-variant="normal" fo:text-transform="none" fo:color="#89ddff"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89ddff" style:font-name="Droid Sans Mono" fo:font-size="12pt" fo:letter-spacing="normal" fo:language="pt" fo:country="BR" fo:font-style="normal" fo:font-weight="normal" officeooo:rsid="0035cb9e" fo:background-color="#212121" loext:char-shading-value="0"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c3e88d" style:font-name="Droid Sans Mono" fo:font-size="12pt" fo:letter-spacing="normal" fo:language="pt" fo:country="BR" fo:font-style="normal" fo:font-weight="normal" officeooo:rsid="001961de" fo:background-color="#000000" loext:char-shading-value="0"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c3e88d"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58" style:family="text">
      <style:text-properties fo:font-variant="normal" fo:text-transform="none" fo:color="#c3e88d"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59" style:family="text">
      <style:text-properties fo:font-variant="normal" fo:text-transform="none" fo:color="#c3e88d"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c3e88d" style:font-name="Droid Sans Mono" fo:font-size="12pt" fo:letter-spacing="normal" fo:language="pt" fo:country="BR" fo:font-style="normal" fo:font-weight="normal" officeooo:rsid="0035cb9e" fo:background-color="#212121" loext:char-shading-value="0"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c3e88d"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62" style:family="text">
      <style:text-properties fo:font-variant="normal" fo:text-transform="none" fo:color="#f07178"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f07178"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64" style:family="text">
      <style:text-properties fo:font-variant="normal" fo:text-transform="none" fo:color="#f07178"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65" style:family="text">
      <style:text-properties fo:font-variant="normal" fo:text-transform="none" fo:color="#f07178"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66" style:family="text">
      <style:text-properties fo:font-variant="normal" fo:text-transform="none" fo:color="#f07178"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67" style:family="text">
      <style:text-properties fo:font-variant="normal" fo:text-transform="none" fo:color="#c792ea"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68" style:family="text">
      <style:text-properties fo:font-variant="normal" fo:text-transform="none" fo:color="#c792ea"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69" style:family="text">
      <style:text-properties fo:font-variant="normal" fo:text-transform="none" fo:color="#c792ea"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70" style:family="text">
      <style:text-properties fo:font-variant="normal" fo:text-transform="none" fo:color="#c792ea"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71" style:family="text">
      <style:text-properties fo:font-variant="normal" fo:text-transform="none" fo:color="#c792ea"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72" style:family="text">
      <style:text-properties fo:font-variant="normal" fo:text-transform="none" fo:color="#c792ea"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73" style:family="text">
      <style:text-properties fo:font-variant="normal" fo:text-transform="none" fo:color="#82aaff"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74" style:family="text">
      <style:text-properties fo:font-variant="normal" fo:text-transform="none" fo:color="#82aaff"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75" style:family="text">
      <style:text-properties fo:font-variant="normal" fo:text-transform="none" fo:color="#82aaff"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76" style:family="text">
      <style:text-properties fo:font-variant="normal" fo:text-transform="none" fo:color="#82aaff"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77" style:family="text">
      <style:text-properties fo:font-variant="normal" fo:text-transform="none" fo:color="#ffcb6b"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78" style:family="text">
      <style:text-properties fo:font-variant="normal" fo:text-transform="none" fo:color="#ffcb6b"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79" style:family="text">
      <style:text-properties fo:color="#89ddff"/>
    </style:style>
    <style:style style:name="T80" style:family="text">
      <style:text-properties fo:color="#c3e88d"/>
    </style:style>
    <style:style style:name="T81" style:family="text">
      <style:text-properties fo:color="#f07178"/>
    </style:style>
    <style:style style:name="T82" style:family="text">
      <style:text-properties fo:color="#82aaff"/>
    </style:style>
    <style:style style:name="T83" style:family="text">
      <style:text-properties fo:color="#c792ea"/>
    </style:style>
    <style:style style:name="T84" style:family="text">
      <style:text-properties fo:color="#c792ea" fo:font-size="12pt" fo:background-color="#000000" loext:char-shading-value="0"/>
    </style:style>
    <style:style style:name="T85" style:family="text">
      <style:text-properties fo:color="#ffcb6b"/>
    </style:style>
    <style:style style:name="T86" style:family="text">
      <style:text-properties fo:color="#f78c6c"/>
    </style:style>
    <style:style style:name="T87" style:family="text">
      <style:text-properties style:font-name="Arial" fo:font-weight="normal" style:font-weight-asian="normal" style:font-weight-complex="normal"/>
    </style:style>
    <style:style style:name="T88" style:family="text">
      <style:text-properties officeooo:rsid="0025e9e5"/>
    </style:style>
    <style:style style:name="T89" style:family="text">
      <style:text-properties fo:font-weight="normal" style:font-weight-asian="normal" style:font-weight-complex="normal"/>
    </style:style>
    <style:style style:name="T90" style:family="text">
      <style:text-properties fo:font-weight="normal" officeooo:rsid="00387778" style:font-weight-asian="normal" style:font-weight-complex="normal"/>
    </style:style>
    <style:style style:name="T91" style:family="text">
      <style:text-properties fo:font-weight="normal" officeooo:rsid="003978f1" style:font-weight-asian="normal" style:font-weight-complex="normal"/>
    </style:style>
    <style:style style:name="T92" style:family="text">
      <style:text-properties fo:font-weight="normal" officeooo:rsid="0039d10a" style:font-weight-asian="normal" style:font-weight-complex="normal"/>
    </style:style>
    <style:style style:name="T93" style:family="text">
      <style:text-properties fo:font-weight="normal" officeooo:rsid="003bac14" style:font-weight-asian="normal" style:font-weight-complex="normal"/>
    </style:style>
    <style:style style:name="T94" style:family="text">
      <style:text-properties officeooo:rsid="00408bb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onte_20_parág._20_padrão"><text:span text:style-name="T1">React </text:span></text:span><text:span text:style-name="Fonte_20_parág._20_padrão"><text:span text:style-name="T2">Testing Library (RTL)</text:span></text:span></text:p>
      <text:p text:style-name="P2"><text:span text:style-name="Fonte_20_parág._20_padrão"><text:span text:style-name="T3"><text:tab/></text:span></text:span></text:p>
      <text:p text:style-name="P2"><text:span text:style-name="Fonte_20_parág._20_padrão"><text:span text:style-name="T3"><text:tab/></text:span></text:span><text:span text:style-name="Fonte_20_parág._20_padrão"><text:span text:style-name="T4">A RTL é uma biblioteca de testes automatizados direcionado ao React, existem muitas bibliotecas de testes para React, uma delas é a enzyme, desenvolvida pela Airbnb, entretanto a biblioteca que em maior recomendação pela documento do próprio React é a react-test-library (RTL). </text:span></text:span></text:p>
      <text:p text:style-name="P3"><text:span text:style-name="Fonte_20_parág._20_padrão"><text:span text:style-name="T4"><text:tab/>Existem muitas bibliotecas de teste, tanto para JavaScript puro, como para React, Angular, Vue e diversos outras linguagens e frameworks, uma das mais utilizadas para JavaScript é a biblioteca Jest, que pode ser usada em conjunto com a RTL, na realidade é a biblioteca que é recomendada para testes pela própria documentação da RTL. Calma aí, uma biblioteca de testes recomenda o uso de outra biblioteca, como assim? Sabemos que React é um framework que usa JavaScript como base, mas possui algumas mudanças, como a utilização do JSX e a construção de componentes, dessa forma, os testes da biblioteca Jest, que foi feita para testes em JavaScript puro, não conseguiria fazer testes no React, por isso usamos uma biblioteca de testes especifica para o React, </text:span></text:span><text:span text:style-name="Fonte_20_parág._20_padrão"><text:span text:style-name="T5">entretanto, o React </text:span></text:span><text:span text:style-name="Fonte_20_parág._20_padrão"><text:span text:style-name="T4">ainda usa funcionalidades básicas do JavaScript, </text:span></text:span><text:span text:style-name="Fonte_20_parág._20_padrão"><text:span text:style-name="T5">o que nos permite que utilizemos o Jest para verificar essas funcionalidades, dessa forma, do mesmo jeito que fazemos a integração entre JS e React, podemos fazer uma integração entre Jest e RTL. Uma outra diferença entre o Jest e a RTL é que o Jest testa funções, já a RTL testa comportamento, como o aparecimento ou não de um componente na tela, o comportamento de um botão, a mudança que acontece dentro de um campo de texto.</text:span></text:span></text:p>
      <text:p text:style-name="P3"><text:span text:style-name="Fonte_20_parág._20_padrão"><text:span text:style-name="T5"><text:tab/>A RTL se tornou tão aceita pela comunidade de React que agora ela já vem instalada junto com os projetos, só é necessário usar o comando </text:span></text:span><text:span text:style-name="Fonte_20_parág._20_padrão"><text:span text:style-name="T37">npx create-react-app nome-do-projeto</text:span></text:span></text:p>
      <text:p text:style-name="P3"><text:span text:style-name="Fonte_20_parág._20_padrão"><text:span text:style-name="T8"><text:tab/>Quando criamos um projeto React novo, o arquivo App.test.js já vem com um teste implementado, teste esse que <text:s/>verifica se algum elemento dentro do componente App possui o texto “learn react”.</text:span></text:span></text:p>
      <text:p text:style-name="P18"><text:span text:style-name="Fonte_20_parág._20_padrão"><text:span text:style-name="T50">import</text:span></text:span><text:span text:style-name="Fonte_20_parág._20_padrão"><text:span text:style-name="T41"> React </text:span></text:span><text:span text:style-name="Fonte_20_parág._20_padrão"><text:span text:style-name="T50">from</text:span></text:span><text:span text:style-name="Fonte_20_parág._20_padrão"><text:span text:style-name="T41"> </text:span></text:span><text:span text:style-name="Fonte_20_parág._20_padrão"><text:span text:style-name="T50">'</text:span></text:span><text:span text:style-name="Fonte_20_parág._20_padrão"><text:span text:style-name="T56">react</text:span></text:span><text:span text:style-name="Fonte_20_parág._20_padrão"><text:span text:style-name="T50">';</text:span></text:span></text:p>
      <text:p text:style-name="P27"><text:span text:style-name="T79">import</text:span> <text:span text:style-name="T79">{</text:span><text:span text:style-name="T81"> </text:span>render<text:span text:style-name="T81"> </text:span><text:span text:style-name="T79">}</text:span> <text:span text:style-name="T79">from '</text:span><text:span text:style-name="T80">@testing-library/react</text:span><text:span text:style-name="T79">';</text:span></text:p>
      <text:p text:style-name="P27"><text:span text:style-name="T79">import</text:span> App <text:span text:style-name="T79">from</text:span> <text:span text:style-name="T79">'</text:span><text:span text:style-name="T80">./App</text:span><text:span text:style-name="T79">';</text:span></text:p>
      <text:p text:style-name="P31"/>
      <text:p text:style-name="P27"><text:span text:style-name="T82">test</text:span>(<text:span text:style-name="T79">'</text:span><text:span text:style-name="T80">renders learn react link</text:span><text:span text:style-name="T79">',</text:span> <text:span text:style-name="T79">()</text:span> <text:span text:style-name="T83">=&gt;</text:span> <text:span text:style-name="T79">{</text:span></text:p>
      <text:p text:style-name="P27"><text:span text:style-name="T83">const</text:span><text:span text:style-name="T81"> </text:span><text:span text:style-name="T79">{</text:span><text:span text:style-name="T81"> </text:span><text:span text:style-name="T82">getByText</text:span><text:span text:style-name="T81"> </text:span><text:span text:style-name="T79">}</text:span><text:span text:style-name="T81"> </text:span><text:span text:style-name="T79">=</text:span><text:span text:style-name="T81"> </text:span><text:span text:style-name="T82">render</text:span><text:span text:style-name="T81">(</text:span><text:span text:style-name="T79">&lt;</text:span><text:span text:style-name="T85">App</text:span><text:span text:style-name="T79"> /&gt;</text:span><text:span text:style-name="T81">)</text:span><text:span text:style-name="T79">;</text:span></text:p>
      <text:p text:style-name="P27"><text:span text:style-name="T83">const</text:span><text:span text:style-name="T81"> </text:span>linkElement<text:span text:style-name="T81"> </text:span><text:span text:style-name="T79">=</text:span><text:span text:style-name="T81"> </text:span><text:span text:style-name="T82">getByText</text:span><text:span text:style-name="T81">(</text:span><text:span text:style-name="T79">/</text:span><text:span text:style-name="T80">learn react</text:span><text:span text:style-name="T79">/</text:span><text:span text:style-name="T86">i</text:span><text:span text:style-name="T81">)</text:span><text:span text:style-name="T79">;</text:span></text:p>
      <text:p text:style-name="P27"><text:span text:style-name="T82">expect</text:span><text:span text:style-name="T81">(</text:span>linkElement<text:span text:style-name="T81">)</text:span><text:span text:style-name="T79">.</text:span><text:span text:style-name="T82">toBeInTheDocument</text:span><text:span text:style-name="T81">()</text:span><text:span text:style-name="T79">;</text:span></text:p>
      <text:p text:style-name="P27"><text:soft-page-break/><text:span text:style-name="T79">}</text:span>)<text:span text:style-name="T79">;</text:span></text:p>
      <text:p text:style-name="P3"><text:span text:style-name="Fonte_20_parág._20_padrão"><text:span text:style-name="T8"><text:tab/>Caso nenhuma alteração no componente App tenha sido feita, o teste continuará passando e só irá quebrar a partir do momento em que a frase “learn react” não esteja mais sendo renderizada.</text:span></text:span></text:p>
      <text:p text:style-name="P3"><text:span text:style-name="Fonte_20_parág._20_padrão"><text:span text:style-name="T8"/></text:span></text:p>
      <text:p text:style-name="P5"><text:span text:style-name="Fonte_20_parág._20_padrão"><text:span text:style-name="T32">Testes em RTL</text:span></text:span></text:p>
      <text:p text:style-name="P3"><text:span text:style-name="Fonte_20_parág._20_padrão"><text:span text:style-name="T8"><text:tab/></text:span></text:span><text:span text:style-name="Fonte_20_parág._20_padrão"><text:span text:style-name="T9">Para criar um teste na RTL, existe um passo a passo que se seguido deixa a compreensão do teste mais fácil e essa lógica ajuda na construção do teste, esse passo a passo é:</text:span></text:span></text:p>
      <text:p text:style-name="P4"><text:span text:style-name="Fonte_20_parág._20_padrão"><text:span text:style-name="T9">1. Acessar os elementos da tela</text:span></text:span></text:p>
      <text:p text:style-name="P4"><text:span text:style-name="Fonte_20_parág._20_padrão"><text:span text:style-name="T9">2. Interagir com eles (se houver necessidade)</text:span></text:span></text:p>
      <text:p text:style-name="P4"><text:span text:style-name="Fonte_20_parág._20_padrão"><text:span text:style-name="T9">3. Fazer o teste</text:span></text:span></text:p>
      <text:p text:style-name="P4"><text:span text:style-name="Fonte_20_parág._20_padrão"><text:span text:style-name="T9"><text:tab/>É uma lógica bem natural de se pensar, visto que antes de fazer os testes é necessário acessar o elemento onde você quer fazer o teste e mudar o que for preciso depois de acessá-lo, mas antes de testar, se o seu teste precisar dessa modificação para realizar o teste. Para cada uma das 3 etapas existem muitas variantes do que usar, entretanto, veremos algumas delas.</text:span></text:span></text:p>
      <text:p text:style-name="P4"><text:span text:style-name="Fonte_20_parág._20_padrão"><text:span text:style-name="T9"><text:tab/></text:span></text:span><text:span text:style-name="Fonte_20_parág._20_padrão"><text:span text:style-name="T10">O teste de um componente em RTL significa renderizá-lo na tela ou neste caso uma simulação de uma renderização, visto que este teste não via rodar no navegador em si, mas sim num navegador simulado pela RTL, e a partir dessa simulação testar o comportamento do componente. Como renderizar é uma parte essencial para o teste, é normal que exista uma função interna da RTL para isso, que é coincidentemente tem o mesmo nome da função no React que faz a renderização dos componentes, essa função é a render(), entretanto a render() da RTL vem de uma biblioteca diferente da do React, e esse render precisa ser importado da própria RTL, esse importe é feito da seguinte forma:</text:span></text:span></text:p>
      <text:p text:style-name="P19"><text:span text:style-name="Fonte_20_parág._20_padrão"><text:span text:style-name="T54">import</text:span></text:span><text:span text:style-name="Fonte_20_parág._20_padrão"><text:span text:style-name="T44"> </text:span></text:span><text:span text:style-name="Fonte_20_parág._20_padrão"><text:span text:style-name="T54">{</text:span></text:span><text:span text:style-name="Fonte_20_parág._20_padrão"><text:span text:style-name="T62"> </text:span></text:span><text:span text:style-name="Fonte_20_parág._20_padrão"><text:span text:style-name="T44">render</text:span></text:span><text:span text:style-name="Fonte_20_parág._20_padrão"><text:span text:style-name="T62"> </text:span></text:span><text:span text:style-name="Fonte_20_parág._20_padrão"><text:span text:style-name="T54">}</text:span></text:span><text:span text:style-name="Fonte_20_parág._20_padrão"><text:span text:style-name="T44"> </text:span></text:span><text:span text:style-name="Fonte_20_parág._20_padrão"><text:span text:style-name="T54">from '</text:span></text:span><text:span text:style-name="Fonte_20_parág._20_padrão"><text:span text:style-name="T59">@testing-library/react</text:span></text:span><text:span text:style-name="Fonte_20_parág._20_padrão"><text:span text:style-name="T54">';</text:span></text:span></text:p>
      <text:p text:style-name="P4"><text:span text:style-name="Fonte_20_parág._20_padrão"><text:span text:style-name="T10"><text:tab/></text:span></text:span><text:span text:style-name="Fonte_20_parág._20_padrão"><text:span text:style-name="T11">Dessa forma conseguimos acessar o render necessário para o teste, uma das grandes diferenças entre o render do React e o render da RTL é que o render da RTL retorna um objeto com muitas chaves e cada uma dessas chaves é uma callback que faz um teste diferente. Pera, ficou muito complicado ou muito abstrato? Vamos ver de outra forma:</text:span></text:span></text:p>
      <text:p text:style-name="P20"><text:span text:style-name="Fonte_20_parág._20_padrão"><text:span text:style-name="T70">const</text:span></text:span><text:span text:style-name="Fonte_20_parág._20_padrão"><text:span text:style-name="T38"> </text:span></text:span><text:span text:style-name="Fonte_20_parág._20_padrão"><text:span text:style-name="T75">render</text:span></text:span><text:span text:style-name="Fonte_20_parág._20_padrão"><text:span text:style-name="T38"> </text:span></text:span><text:span text:style-name="Fonte_20_parág._20_padrão"><text:span text:style-name="T46">=</text:span></text:span><text:span text:style-name="Fonte_20_parág._20_padrão"><text:span text:style-name="T38"> </text:span></text:span><text:span text:style-name="Fonte_20_parág._20_padrão"><text:span text:style-name="T46">{</text:span></text:span></text:p>
      <text:p text:style-name="P28"><text:soft-page-break/><text:span text:style-name="T82">getByText</text:span><text:span text:style-name="T79">:</text:span> <text:span text:style-name="T79">()</text:span> <text:span text:style-name="T83">=&gt;</text:span> <text:span text:style-name="T79">{},</text:span></text:p>
      <text:p text:style-name="P28"><text:span text:style-name="T82">getByRole</text:span><text:span text:style-name="T79">:</text:span> <text:span text:style-name="T79">()</text:span> <text:span text:style-name="T83">=&gt;</text:span> <text:span text:style-name="T79">{},</text:span></text:p>
      <text:p text:style-name="P28"><text:span text:style-name="T82">getByLabelText</text:span><text:span text:style-name="T79">:</text:span> <text:span text:style-name="T79">()</text:span> <text:span text:style-name="T83">=&gt;</text:span> <text:span text:style-name="T79">{},</text:span></text:p>
      <text:p text:style-name="P28"><text:span text:style-name="T82">getByTitle</text:span><text:span text:style-name="T79">:</text:span> <text:span text:style-name="T79">()</text:span> <text:span text:style-name="T83">=&gt;</text:span> <text:span text:style-name="T79">{},</text:span></text:p>
      <text:p text:style-name="P28"><text:span text:style-name="T82">getByTestId</text:span><text:span text:style-name="T79">:</text:span> <text:span text:style-name="T79">()</text:span> <text:span text:style-name="T83">=&gt;</text:span> <text:span text:style-name="T79">{},</text:span></text:p>
      <text:p text:style-name="P32">...</text:p>
      <text:p text:style-name="P32">}</text:p>
      <text:p text:style-name="P4"><text:span text:style-name="Fonte_20_parág._20_padrão"><text:span text:style-name="T11"><text:tab/>Basicamente é como se o render fosse o objeto acima, e cada uma das chaves fosse o acesso para uma callback, callback essa que irá realizar um teste, teste esse descrito no nome da chave, por mais que você não saiba como é a construção da callback e qual a lógica por trás dela, o nome dela já deixa bem claro qual será o retorno dela, relembrando constantemente a importância dos nomes semânticos para funções e componentes.</text:span></text:span></text:p>
      <text:p text:style-name="P4"><text:span text:style-name="Fonte_20_parág._20_padrão"><text:span text:style-name="T11"><text:tab/>Sabendo que o render da RTL é um objeto de funções, </text:span></text:span><text:span text:style-name="Fonte_20_parág._20_padrão"><text:span text:style-name="T12">onde</text:span></text:span><text:span text:style-name="Fonte_20_parág._20_padrão"><text:span text:style-name="T11"> cada chave é uma função </text:span></text:span><text:span text:style-name="Fonte_20_parág._20_padrão"><text:span text:style-name="T12">e que a RTL usa o JS como base,</text:span></text:span><text:span text:style-name="Fonte_20_parág._20_padrão"><text:span text:style-name="T11"> podemos u</text:span></text:span><text:span text:style-name="Fonte_20_parág._20_padrão"><text:span text:style-name="T12">tilizar de um recurso do JS para facilitar o acesso a essas funções do render, esse recurso é as desestruturação ou o destructuring </text:span></text:span><text:span text:style-name="Fonte_20_parág._20_padrão"><text:span text:style-name="T13">(caso você não saiba o que é destructuring, vá até a sessão de JavaScript no tópico Objetos em JS), dessa forma, podemos escrever o render assim:</text:span></text:span></text:p>
      <text:p text:style-name="P19"><text:span text:style-name="Fonte_20_parág._20_padrão"><text:span text:style-name="T67">const</text:span></text:span><text:span text:style-name="Fonte_20_parág._20_padrão"><text:span text:style-name="T42"> </text:span></text:span><text:span text:style-name="Fonte_20_parág._20_padrão"><text:span text:style-name="T51">{</text:span></text:span><text:span text:style-name="Fonte_20_parág._20_padrão"><text:span text:style-name="T42"> </text:span></text:span><text:span text:style-name="Fonte_20_parág._20_padrão"><text:span text:style-name="T73">getByText</text:span></text:span><text:span text:style-name="Fonte_20_parág._20_padrão"><text:span text:style-name="T42"> </text:span></text:span><text:span text:style-name="Fonte_20_parág._20_padrão"><text:span text:style-name="T51">}</text:span></text:span><text:span text:style-name="Fonte_20_parág._20_padrão"><text:span text:style-name="T42"> </text:span></text:span><text:span text:style-name="Fonte_20_parág._20_padrão"><text:span text:style-name="T51">=</text:span></text:span><text:span text:style-name="Fonte_20_parág._20_padrão"><text:span text:style-name="T42"> </text:span></text:span><text:span text:style-name="Fonte_20_parág._20_padrão"><text:span text:style-name="T73">render</text:span></text:span><text:span text:style-name="Fonte_20_parág._20_padrão"><text:span text:style-name="T42">(</text:span></text:span><text:span text:style-name="Fonte_20_parág._20_padrão"><text:span text:style-name="T51">&lt;</text:span></text:span><text:span text:style-name="Fonte_20_parág._20_padrão"><text:span text:style-name="T77">App</text:span></text:span><text:span text:style-name="Fonte_20_parág._20_padrão"><text:span text:style-name="T51"> /&gt;</text:span></text:span><text:span text:style-name="Fonte_20_parág._20_padrão"><text:span text:style-name="T42">)</text:span></text:span><text:span text:style-name="Fonte_20_parág._20_padrão"><text:span text:style-name="T51">;</text:span></text:span></text:p>
      <text:p text:style-name="P5"><text:span text:style-name="Fonte_20_parág._20_padrão"><text:span text:style-name="T13"><text:tab/>Forma essa que é empregada no exemplo do teste do App que já vem na criação de uma aplicação React. </text:span></text:span></text:p>
      <text:p text:style-name="P5"><text:span text:style-name="Fonte_20_parág._20_padrão"><text:span text:style-name="T13"/></text:span></text:p>
      <text:p text:style-name="P5"><text:span text:style-name="Fonte_20_parág._20_padrão"><text:span text:style-name="T32">Querys em RTL</text:span></text:span></text:p>
      <text:p text:style-name="P6"><text:span text:style-name="Fonte_20_parág._20_padrão"><text:span text:style-name="T13"><text:tab/></text:span></text:span><text:span text:style-name="Fonte_20_parág._20_padrão"><text:span text:style-name="T14">Querys são basicamente </text:span></text:span><text:span text:style-name="Fonte_20_parág._20_padrão"><text:span text:style-name="T17">seletores</text:span></text:span><text:span text:style-name="Fonte_20_parág._20_padrão"><text:span text:style-name="T14"> que vão até o documento e procuram um ou mais determinados elementos, bo</text:span></text:span><text:span text:style-name="Fonte_20_parág._20_padrão"><text:span text:style-name="T15">ns</text:span></text:span><text:span text:style-name="Fonte_20_parág._20_padrão"><text:span text:style-name="T14"> exemplo</text:span></text:span><text:span text:style-name="Fonte_20_parág._20_padrão"><text:span text:style-name="T15">s</text:span></text:span><text:span text:style-name="Fonte_20_parág._20_padrão"><text:span text:style-name="T14"> disso </text:span></text:span><text:span text:style-name="Fonte_20_parág._20_padrão"><text:span text:style-name="T15">são</text:span></text:span><text:span text:style-name="Fonte_20_parág._20_padrão"><text:span text:style-name="T14"> o querySelector </text:span></text:span><text:span text:style-name="Fonte_20_parág._20_padrão"><text:span text:style-name="T15">e o querySelectorAll utilizados no JS quando queremos acessar um elemento HTLM para utilizarmos na nossa lógica JS, o querySelector retorna somente 1 elemento, que é elemento que bate com o id ou classe passado para ele, enquanto o querySelectorAll retorna um array com todos os elementos que baterem com a classe ou name passados para ele. Essa lógica também se aplica aos querys da RTL, alguns retornarão somente 1 elemento outros retornarão uma array de elementos, essas querys são: </text:span></text:span></text:p>
      <text:p text:style-name="P6"/>
      <table:table table:name="Tabela2" table:style-name="Tabela2" table:template-name="Acadêmico">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36"/>
          </table:table-cell>
          <table:table-cell table:style-name="Tabela2.A1" office:value-type="string">
            <text:p text:style-name="P42">No Match</text:p>
          </table:table-cell>
          <table:table-cell table:style-name="Tabela2.A1" office:value-type="string">
            <text:p text:style-name="P42">1 Match</text:p>
          </table:table-cell>
          <table:table-cell table:style-name="Tabela2.A1" office:value-type="string">
            <text:p text:style-name="P42">1+ Match</text:p>
          </table:table-cell>
          <table:table-cell table:style-name="Tabela2.A1" office:value-type="string">
            <text:p text:style-name="P42">Await?</text:p>
          </table:table-cell>
        </table:table-row>
        <table:table-row table:style-name="Tabela2.1">
          <table:table-cell table:style-name="Tabela2.A2" office:value-type="string">
            <text:p text:style-name="P34"><text:span text:style-name="Strong_20_Emphasis"><text:span text:style-name="T87">getBy</text:span></text:span></text:p>
          </table:table-cell>
          <table:table-cell table:style-name="Tabela2.A2" office:value-type="string">
            <text:p text:style-name="P36"><text:span text:style-name="T88">t</text:span>hrow <text:span text:style-name="T88">erro</text:span></text:p>
          </table:table-cell>
          <table:table-cell table:style-name="Tabela2.C2" office:value-type="float" office:value="0">
            <text:p text:style-name="P36">0</text:p>
          </table:table-cell>
          <table:table-cell table:style-name="Tabela2.A2" office:value-type="string">
            <text:p text:style-name="P37"><text:span text:style-name="T88">t</text:span>hrow <text:span text:style-name="T88">erro</text:span></text:p>
          </table:table-cell>
          <table:table-cell table:style-name="Tabela2.C2" office:value-type="float" office:value="0">
            <text:p text:style-name="P36">0</text:p>
          </table:table-cell>
        </table:table-row>
        <table:table-row table:style-name="Tabela2.1">
          <table:table-cell table:style-name="Tabela2.A2" office:value-type="string">
            <text:p text:style-name="P34"><text:span text:style-name="Strong_20_Emphasis"><text:span text:style-name="T87">findBy</text:span></text:span></text:p>
          </table:table-cell>
          <table:table-cell table:style-name="Tabela2.A2" office:value-type="string">
            <text:p text:style-name="P37"><text:span text:style-name="T88">t</text:span>hrow <text:span text:style-name="T88">erro</text:span></text:p>
          </table:table-cell>
          <table:table-cell table:style-name="Tabela2.C2" office:value-type="float" office:value="0">
            <text:p text:style-name="P36">0</text:p>
          </table:table-cell>
          <table:table-cell table:style-name="Tabela2.A2" office:value-type="string">
            <text:p text:style-name="P37"><text:span text:style-name="T88">t</text:span>hrow <text:span text:style-name="T88">erro</text:span></text:p>
          </table:table-cell>
          <table:table-cell table:style-name="Tabela2.C2" office:value-type="float" office:value="0">
            <text:p text:style-name="P36">0</text:p>
          </table:table-cell>
        </table:table-row>
        <table:table-row table:style-name="Tabela2.1">
          <table:table-cell table:style-name="Tabela2.A2" office:value-type="string">
            <text:p text:style-name="P34"><text:span text:style-name="Strong_20_Emphasis"><text:span text:style-name="T87">queryBy</text:span></text:span></text:p>
          </table:table-cell>
          <table:table-cell table:style-name="Tabela2.C2" office:value-type="float" office:value="0">
            <text:p text:style-name="P36">0</text:p>
          </table:table-cell>
          <table:table-cell table:style-name="Tabela2.C2" office:value-type="float" office:value="0">
            <text:p text:style-name="P36">0</text:p>
          </table:table-cell>
          <table:table-cell table:style-name="Tabela2.A2" office:value-type="string">
            <text:p text:style-name="P37"><text:span text:style-name="T88">t</text:span>hrow <text:span text:style-name="T88">erro</text:span></text:p>
          </table:table-cell>
          <table:table-cell table:style-name="Tabela2.C2" office:value-type="float" office:value="0">
            <text:p text:style-name="P36">0</text:p>
          </table:table-cell>
        </table:table-row>
        <text:soft-page-break/>
        <table:table-row table:style-name="Tabela2.1">
          <table:table-cell table:style-name="Tabela2.A2" office:value-type="string">
            <text:p text:style-name="P34"><text:span text:style-name="Strong_20_Emphasis"><text:span text:style-name="T87">getAllBy</text:span></text:span></text:p>
          </table:table-cell>
          <table:table-cell table:style-name="Tabela2.A2" office:value-type="string">
            <text:p text:style-name="P37"><text:span text:style-name="T88">t</text:span>hrow <text:span text:style-name="T88">erro</text:span></text:p>
          </table:table-cell>
          <table:table-cell table:style-name="Tabela2.C2" office:value-type="float" office:value="0">
            <text:p text:style-name="P36">0</text:p>
          </table:table-cell>
          <table:table-cell table:style-name="Tabela2.C2" office:value-type="float" office:value="0">
            <text:p text:style-name="P36">0</text:p>
          </table:table-cell>
          <table:table-cell table:style-name="Tabela2.C2" office:value-type="float" office:value="0">
            <text:p text:style-name="P36">0</text:p>
          </table:table-cell>
        </table:table-row>
        <table:table-row table:style-name="Tabela2.1">
          <table:table-cell table:style-name="Tabela2.A2" office:value-type="string">
            <text:p text:style-name="P34"><text:span text:style-name="Strong_20_Emphasis"><text:span text:style-name="T87">findAllBy</text:span></text:span></text:p>
          </table:table-cell>
          <table:table-cell table:style-name="Tabela2.A2" office:value-type="string">
            <text:p text:style-name="P37"><text:span text:style-name="T88">t</text:span>hrow <text:span text:style-name="T88">erro</text:span></text:p>
          </table:table-cell>
          <table:table-cell table:style-name="Tabela2.C2" office:value-type="float" office:value="0">
            <text:p text:style-name="P36">0</text:p>
          </table:table-cell>
          <table:table-cell table:style-name="Tabela2.C2" office:value-type="float" office:value="0">
            <text:p text:style-name="P36">0</text:p>
          </table:table-cell>
          <table:table-cell table:style-name="Tabela2.C2" office:value-type="float" office:value="0">
            <text:p text:style-name="P36">0</text:p>
          </table:table-cell>
        </table:table-row>
        <table:table-row table:style-name="Tabela2.1">
          <table:table-cell table:style-name="Tabela2.A7" office:value-type="string">
            <text:p text:style-name="P34"><text:span text:style-name="Strong_20_Emphasis"><text:span text:style-name="T87">queryAllBy</text:span></text:span></text:p>
          </table:table-cell>
          <table:table-cell table:style-name="Tabela2.B7" office:value-type="float" office:value="0">
            <text:p text:style-name="P36">0</text:p>
          </table:table-cell>
          <table:table-cell table:style-name="Tabela2.B7" office:value-type="float" office:value="0">
            <text:p text:style-name="P36">0</text:p>
          </table:table-cell>
          <table:table-cell table:style-name="Tabela2.B7" office:value-type="float" office:value="0">
            <text:p text:style-name="P36">0</text:p>
          </table:table-cell>
          <table:table-cell table:style-name="Tabela2.B7" office:value-type="float" office:value="0">
            <text:p text:style-name="P36">0</text:p>
          </table:table-cell>
        </table:table-row>
      </table:table>
      <text:p text:style-name="P21"/>
      <text:p text:style-name="P7"><text:span text:style-name="Fonte_20_parág._20_padrão"><text:span text:style-name="T16"><text:tab/>As querys por si só não fazem busca dentro do RTL, elas precisam de um complemento para saber o que buscar, para saber o que comparar, </text:span></text:span><text:span text:style-name="Fonte_20_parág._20_padrão"><text:span text:style-name="T18">para isso existem os types,</text:span></text:span><text:span text:style-name="Fonte_20_parág._20_padrão"><text:span text:style-name="T16"> todos os </text:span></text:span><text:span text:style-name="Fonte_20_parág._20_padrão"><text:span text:style-name="T18">types</text:span></text:span><text:span text:style-name="Fonte_20_parág._20_padrão"><text:span text:style-name="T16"> podem ser usados com todas as querys, a seleção de cada um vai depender do objetivo e do que você deseja testar, os </text:span></text:span><text:span text:style-name="Fonte_20_parág._20_padrão"><text:span text:style-name="T18">types</text:span></text:span><text:span text:style-name="Fonte_20_parág._20_padrão"><text:span text:style-name="T16"> são:</text:span></text:span></text:p>
      <table:table table:name="Tabela1" table:style-name="Tabela1" table:template-name="Acadêmico">
        <table:table-column table:style-name="Tabela1.A"/>
        <table:table-column table:style-name="Tabela1.B"/>
        <table:table-column table:style-name="Tabela1.C"/>
        <table:table-row table:style-name="Tabela1.1">
          <table:table-cell table:style-name="Tabela1.A1" office:value-type="string">
            <text:p text:style-name="P41">Types</text:p>
          </table:table-cell>
          <table:table-cell table:style-name="Tabela1.A1" office:value-type="string">
            <text:p text:style-name="P38">Descrição</text:p>
          </table:table-cell>
          <table:table-cell table:style-name="Tabela1.A1" office:value-type="string">
            <text:p text:style-name="P40">Exemplo</text:p>
          </table:table-cell>
        </table:table-row>
        <table:table-row table:style-name="Tabela1.1">
          <table:table-cell table:style-name="Tabela1.A2" office:value-type="string">
            <text:p text:style-name="P39">Role</text:p>
          </table:table-cell>
          <table:table-cell table:style-name="Tabela1.A2" office:value-type="string">
            <text:p text:style-name="P44"><text:span text:style-name="T6">Seleciona a tag pela role (cargo)</text:span></text:p>
          </table:table-cell>
          <table:table-cell table:style-name="Tabela1.A2" office:value-type="string">
            <text:p text:style-name="P43">&lt;div role=’dialog’&gt;...&lt;/div&gt;</text:p>
          </table:table-cell>
        </table:table-row>
        <table:table-row table:style-name="Tabela1.1">
          <table:table-cell table:style-name="Tabela1.A2" office:value-type="string">
            <text:p text:style-name="P39">LabelText</text:p>
          </table:table-cell>
          <table:table-cell table:style-name="Tabela1.A2" office:value-type="string">
            <text:p text:style-name="P43">Seleciona a tag pela label</text:p>
          </table:table-cell>
          <table:table-cell table:style-name="Tabela1.A2" office:value-type="string">
            <text:p text:style-name="P40">&lt;label for=“element” /&gt;</text:p>
          </table:table-cell>
        </table:table-row>
        <table:table-row table:style-name="Tabela1.1">
          <table:table-cell table:style-name="Tabela1.A2" office:value-type="string">
            <text:p text:style-name="P39">PlaceholdertText</text:p>
          </table:table-cell>
          <table:table-cell table:style-name="Tabela1.A2" office:value-type="string">
            <text:p text:style-name="P43">Seleciona a tag pelo placehlder </text:p>
          </table:table-cell>
          <table:table-cell table:style-name="Tabela1.A2" office:value-type="string">
            <text:p text:style-name="P35">&lt;input placeholder=“username” /&gt;</text:p>
          </table:table-cell>
        </table:table-row>
        <table:table-row table:style-name="Tabela1.1">
          <table:table-cell table:style-name="Tabela1.A2" office:value-type="string">
            <text:p text:style-name="P39">Text</text:p>
          </table:table-cell>
          <table:table-cell table:style-name="Tabela1.A2" office:value-type="string">
            <text:p text:style-name="P43">Seleciona a tag pelo texto dentro da tag </text:p>
          </table:table-cell>
          <table:table-cell table:style-name="Tabela1.A2" office:value-type="string">
            <text:p text:style-name="P35">&lt;a href='/about'&gt;About&lt;/a&gt;</text:p>
          </table:table-cell>
        </table:table-row>
        <table:table-row table:style-name="Tabela1.1">
          <table:table-cell table:style-name="Tabela1.A2" office:value-type="string">
            <text:p text:style-name="P39">DisplayValue</text:p>
          </table:table-cell>
          <table:table-cell table:style-name="Tabela1.A2" office:value-type="string">
            <text:p text:style-name="P44"><text:span text:style-name="T7">Seleciona a tag pelo texto da prop value</text:span></text:p>
          </table:table-cell>
          <table:table-cell table:style-name="Tabela1.A2" office:value-type="string">
            <text:p text:style-name="P35">&lt;input value=”display value” /&gt;</text:p>
          </table:table-cell>
        </table:table-row>
        <table:table-row table:style-name="Tabela1.1">
          <table:table-cell table:style-name="Tabela1.A2" office:value-type="string">
            <text:p text:style-name="P39">AltText</text:p>
          </table:table-cell>
          <table:table-cell table:style-name="Tabela1.A2" office:value-type="string">
            <text:p text:style-name="P43">Seleciona a tag pelo texto da prop alt </text:p>
          </table:table-cell>
          <table:table-cell table:style-name="Tabela1.A2" office:value-type="string">
            <text:p text:style-name="P35">&lt;img alt=“movie poster” /&gt;</text:p>
          </table:table-cell>
        </table:table-row>
        <table:table-row table:style-name="Tabela1.1">
          <table:table-cell table:style-name="Tabela1.A2" office:value-type="string">
            <text:p text:style-name="P39">Title</text:p>
          </table:table-cell>
          <table:table-cell table:style-name="Tabela1.A2" office:value-type="string">
            <text:p text:style-name="P43">Seleciona a tag pelo valor da prop title</text:p>
          </table:table-cell>
          <table:table-cell table:style-name="Tabela1.A2" office:value-type="string">
            <text:p text:style-name="P35">&lt;span title='Delete' /&gt; or &lt;title /&gt;</text:p>
          </table:table-cell>
        </table:table-row>
        <table:table-row table:style-name="Tabela1.1">
          <table:table-cell table:style-name="Tabela1.A9" office:value-type="string">
            <text:p text:style-name="P39">TestID</text:p>
          </table:table-cell>
          <table:table-cell table:style-name="Tabela1.A9" office:value-type="string">
            <text:p text:style-name="P43">Seleciona a tag pelo valor da prop data-testid </text:p>
          </table:table-cell>
          <table:table-cell table:style-name="Tabela1.A9" office:value-type="string">
            <text:p text:style-name="P35">&lt;input data-testid='username-input' /&gt;</text:p>
          </table:table-cell>
        </table:table-row>
      </table:table>
      <text:p text:style-name="P7"><text:span text:style-name="Fonte_20_parág._20_padrão"><text:span text:style-name="T16"/></text:span></text:p>
      <text:p text:style-name="P8"><text:span text:style-name="Fonte_20_parág._20_padrão"><text:span text:style-name="T33">Matchers</text:span></text:span><text:span text:style-name="Fonte_20_parág._20_padrão"><text:span text:style-name="T32"> em RTL</text:span></text:span></text:p>
      <text:p text:style-name="P9"><text:span text:style-name="Fonte_20_parág._20_padrão"><text:span text:style-name="T32"><text:tab/></text:span></text:span><text:span text:style-name="Fonte_20_parág._20_padrão"><text:span text:style-name="T18">Como já sabemos o React é baseado em JS e que o JS possui a biblioteca Jest para testes, dessa forma, podemos fazer uma associação entre a RTL e o Jest para realizarmos nossos testes. Lá em Jest nós vimos sobre os matchers </text:span></text:span><text:span text:style-name="Fonte_20_parág._20_padrão"><text:span text:style-name="T19">e como os utilizamos para montar nossos testes, na RTL usaremos o mesmo princípio. Lista de matchers: </text:span></text:span><text:a xlink:type="simple" xlink:href="https://jestjs.io/docs/expect" text:style-name="Internet_20_link" text:visited-style-name="Visited_20_Internet_20_Link"><text:span text:style-name="Fonte_20_parág._20_padrão">https://jestjs.io/docs/expect</text:span></text:a></text:p>
      <text:p text:style-name="P9"><text:span text:style-name="Fonte_20_parág._20_padrão"><text:span text:style-name="T19"/></text:span></text:p>
      <text:p text:style-name="P9"><text:span text:style-name="Fonte_20_parág._20_padrão"><text:span text:style-name="T34">Eventos em RTL</text:span></text:span></text:p>
      <text:p text:style-name="P10"><text:span text:style-name="Fonte_20_parág._20_padrão"><text:span text:style-name="T20"><text:tab/>Em componentes React é normal que existam elementos que possuam algum tipo de eventro atrelado a eles, como onChange, onClick, onDrag, onMouseOver, dentre outros. Muitas das vezes são esses eventos que acabam disparando outras partes do código, ou disparam uma mudança de comportamento, ou uma atualização, independente do que façam, normalmente disparam algum tipo de mudança, sendo assim, essa mudança e esse evento deveriam ser testados para se ter certeza que o esperado está acontecendo, da forma como vimos testes até o momento não é possível fazer isso, pois </text:span></text:span><text:soft-page-break/><text:span text:style-name="Fonte_20_parág._20_padrão"><text:span text:style-name="T20">estávamos testando elementos estáticos já presentes na tela ou documento, podemos utilizar os recursos que vimos até agora para testar se o elemento que tem o evento atrelado está presente na tela ou documento, mas não podemos testar o evento em si ainda. Para testar eventos nós </text:span></text:span><text:span text:style-name="Fonte_20_parág._20_padrão"><text:span text:style-name="T21">podemos</text:span></text:span><text:span text:style-name="Fonte_20_parág._20_padrão"><text:span text:style-name="T20"> </text:span></text:span><text:span text:style-name="Fonte_20_parág._20_padrão"><text:span text:style-name="T21">usar 2 formas. </text:span></text:span></text:p>
      <text:p text:style-name="P10"><text:span text:style-name="Fonte_20_parág._20_padrão"><text:span text:style-name="T21"><text:tab/>A primeira forma é usando o fireEvent, que é um recurso da <text:s/>RTL e pode ser importado junto com o render na mesma chave de destructuring, o fireEvent possui várias funções internas, funções essas que simulam os eventos que acontecem quando interagimos com um elemento ou componente</text:span></text:span><text:span text:style-name="Fonte_20_parág._20_padrão"><text:span text:style-name="T20">. </text:span></text:span><text:span text:style-name="Fonte_20_parág._20_padrão"><text:span text:style-name="T21">A construção de um fireEvent é simples:</text:span></text:span></text:p>
      <text:p text:style-name="P23"><text:span text:style-name="Fonte_20_parág._20_padrão"><text:span text:style-name="T68">const</text:span></text:span><text:span text:style-name="Fonte_20_parág._20_padrão"><text:span text:style-name="T63"> </text:span></text:span><text:span text:style-name="Fonte_20_parág._20_padrão"><text:span text:style-name="T43">EMAIL_USER</text:span></text:span><text:span text:style-name="Fonte_20_parág._20_padrão"><text:span text:style-name="T63"> </text:span></text:span><text:span text:style-name="Fonte_20_parág._20_padrão"><text:span text:style-name="T52">=</text:span></text:span><text:span text:style-name="Fonte_20_parág._20_padrão"><text:span text:style-name="T63"> </text:span></text:span><text:a xlink:type="simple" xlink:href="mailto:'email@email.com" text:style-name="Internet_20_link" text:visited-style-name="Visited_20_Internet_20_Link"><text:span text:style-name="Fonte_20_parág._20_padrão"><text:span text:style-name="T52">'</text:span></text:span></text:a><text:a xlink:type="simple" xlink:href="mailto:'email@email.com" text:style-name="Internet_20_link" text:visited-style-name="Visited_20_Internet_20_Link"><text:span text:style-name="Fonte_20_parág._20_padrão"><text:span text:style-name="T61">email@email.com</text:span></text:span></text:a><text:span text:style-name="Fonte_20_parág._20_padrão"><text:span text:style-name="T52">';</text:span></text:span></text:p>
      <text:p text:style-name="P23"><text:span text:style-name="Fonte_20_parág._20_padrão"><text:span text:style-name="T71">const</text:span></text:span><text:span text:style-name="Fonte_20_parág._20_padrão"><text:span text:style-name="T65"> </text:span></text:span><text:span text:style-name="Fonte_20_parág._20_padrão"><text:span text:style-name="T39">btnSend</text:span></text:span><text:span text:style-name="Fonte_20_parág._20_padrão"><text:span text:style-name="T65"> </text:span></text:span><text:span text:style-name="Fonte_20_parág._20_padrão"><text:span text:style-name="T47">=</text:span></text:span><text:span text:style-name="Fonte_20_parág._20_padrão"><text:span text:style-name="T65"> </text:span></text:span><text:span text:style-name="Fonte_20_parág._20_padrão"><text:span text:style-name="T76">getByTestId</text:span></text:span><text:span text:style-name="Fonte_20_parág._20_padrão"><text:span text:style-name="T65">(</text:span></text:span><text:span text:style-name="Fonte_20_parág._20_padrão"><text:span text:style-name="T47">'</text:span></text:span><text:span text:style-name="Fonte_20_parág._20_padrão"><text:span text:style-name="T57">id-send</text:span></text:span><text:span text:style-name="Fonte_20_parág._20_padrão"><text:span text:style-name="T47">'</text:span></text:span><text:span text:style-name="Fonte_20_parág._20_padrão"><text:span text:style-name="T65">)</text:span></text:span><text:span text:style-name="Fonte_20_parág._20_padrão"><text:span text:style-name="T47">;</text:span></text:span></text:p>
      <text:p text:style-name="P29"><text:span text:style-name="T83">const</text:span><text:span text:style-name="T81"> </text:span>inputEmail<text:span text:style-name="T81"> </text:span><text:span text:style-name="T79">=</text:span><text:span text:style-name="T81"> </text:span><text:span text:style-name="T82">getByLabelText</text:span><text:span text:style-name="T81">(</text:span><text:span text:style-name="T79">'</text:span><text:span text:style-name="T80">Email</text:span><text:span text:style-name="T79">'</text:span><text:span text:style-name="T81">)</text:span><text:span text:style-name="T79">;</text:span></text:p>
      <text:p text:style-name="P28">fireEvent<text:span text:style-name="T79">.</text:span><text:span text:style-name="T82">change</text:span><text:span text:style-name="T81">(</text:span>inputEmail<text:span text:style-name="T79">,</text:span><text:span text:style-name="T81"> </text:span><text:span text:style-name="T79">{</text:span><text:span text:style-name="T81"> </text:span>target<text:span text:style-name="T79">:</text:span><text:span text:style-name="T81"> </text:span><text:span text:style-name="T79">{</text:span><text:span text:style-name="T81"> </text:span>value<text:span text:style-name="T79">:</text:span><text:span text:style-name="T81"> </text:span>EMAIL_USER<text:span text:style-name="T81"> </text:span><text:span text:style-name="T79">}</text:span><text:span text:style-name="T81"> </text:span><text:span text:style-name="T79">}</text:span><text:span text:style-name="T81">)</text:span><text:span text:style-name="T79">;</text:span></text:p>
      <text:p text:style-name="P28">fireEvent<text:span text:style-name="T79">.</text:span><text:span text:style-name="T82">click</text:span><text:span text:style-name="T81">(</text:span>btnSend<text:span text:style-name="T81">)</text:span><text:span text:style-name="T79">;</text:span></text:p>
      <text:p text:style-name="P14"><text:span text:style-name="Fonte_20_parág._20_padrão"><text:span text:style-name="T21"><text:tab/></text:span></text:span><text:span text:style-name="Fonte_20_parág._20_padrão"><text:span text:style-name="T22">Alguns eventos precisam que sejam passados 2 parâmetros, o primeiro sendo o elemento que vai receber o evento e o que será passado para esse elemento, no caso do change, a chave value do target desse elemento vai receber o EMAIL_USER, para que futuramente seja testado qual é o valor que esse elemento possui, já no caso do click, como o evento é somente clicar no botão, o elemento não vai receber nenhum valor ou <text:s/>ação adicional. </text:span></text:span></text:p>
      <text:p text:style-name="P14"><text:span text:style-name="Fonte_20_parág._20_padrão"><text:span text:style-name="T30">Link para a documentação do fireEvent: </text:span></text:span><text:a xlink:type="simple" xlink:href="https://testing-library.com/docs/dom-testing-library/api-events/" text:style-name="Internet_20_link" text:visited-style-name="Visited_20_Internet_20_Link"><text:span text:style-name="Fonte_20_parág._20_padrão">https://testing-library.com/docs/dom-testing-library/api-events/</text:span></text:a></text:p>
      <text:p text:style-name="P14"><text:span text:style-name="Fonte_20_parág._20_padrão"><text:span text:style-name="T22"><text:tab/></text:span></text:span><text:span text:style-name="Fonte_20_parág._20_padrão"><text:span text:style-name="T30">A segunda forma de se testar um evento é utilizando o userEvent, </text:span></text:span><text:span text:style-name="Fonte_20_parág._20_padrão"><text:span text:style-name="T31">que é bem semelhante ao fireEvent na questão de funcionalidade, além de ser bem parecido em termos de construção com o fireEvent, tendo pequenas mudanças, como a importação que é feita da biblioteca ‘@testing-library/user-event’ não precisar de destructuring no segundo parâmetro e o quando se quer testar o evento onChange em campos de input, ao invés de usar a função change, se usa a função type. Exemplo:</text:span></text:span></text:p>
      <text:p text:style-name="P22"><text:span text:style-name="Fonte_20_parág._20_padrão"><text:span text:style-name="T55">import</text:span></text:span><text:span text:style-name="Fonte_20_parág._20_padrão"><text:span text:style-name="T45"> userEvent </text:span></text:span><text:span text:style-name="Fonte_20_parág._20_padrão"><text:span text:style-name="T55">from</text:span></text:span><text:span text:style-name="Fonte_20_parág._20_padrão"><text:span text:style-name="T45"> </text:span></text:span><text:span text:style-name="Fonte_20_parág._20_padrão"><text:span text:style-name="T55">'</text:span></text:span><text:span text:style-name="Fonte_20_parág._20_padrão"><text:span text:style-name="T60">@testing-library/user-event</text:span></text:span><text:span text:style-name="Fonte_20_parág._20_padrão"><text:span text:style-name="T55">';</text:span></text:span></text:p>
      <text:p text:style-name="P22"><text:span text:style-name="Fonte_20_parág._20_padrão"><text:span text:style-name="T72">const</text:span></text:span><text:span text:style-name="Fonte_20_parág._20_padrão"><text:span text:style-name="T66"> </text:span></text:span><text:span text:style-name="Fonte_20_parág._20_padrão"><text:span text:style-name="T40">EMAIL_USER</text:span></text:span><text:span text:style-name="Fonte_20_parág._20_padrão"><text:span text:style-name="T66"> </text:span></text:span><text:span text:style-name="Fonte_20_parág._20_padrão"><text:span text:style-name="T49">=</text:span></text:span><text:span text:style-name="Fonte_20_parág._20_padrão"><text:span text:style-name="T66"> </text:span></text:span><text:span text:style-name="Fonte_20_parág._20_padrão"><text:span text:style-name="T49">'</text:span></text:span><text:span text:style-name="Fonte_20_parág._20_padrão"><text:span text:style-name="T58">email@email.com</text:span></text:span><text:span text:style-name="Fonte_20_parág._20_padrão"><text:span text:style-name="T49">';</text:span></text:span></text:p>
      <text:p text:style-name="P28"><text:span text:style-name="T83">const</text:span><text:span text:style-name="T81"> </text:span>btnSend<text:span text:style-name="T81"> </text:span><text:span text:style-name="T79">=</text:span><text:span text:style-name="T81"> </text:span><text:span text:style-name="T82">getByTestId</text:span><text:span text:style-name="T81">(</text:span><text:span text:style-name="T79">'</text:span><text:span text:style-name="T80">id-send</text:span><text:span text:style-name="T79">'</text:span><text:span text:style-name="T81">)</text:span><text:span text:style-name="T79">;</text:span></text:p>
      <text:p text:style-name="P28"><text:span text:style-name="T83">const</text:span><text:span text:style-name="T81"> </text:span>inputEmail<text:span text:style-name="T81"> </text:span><text:span text:style-name="T79">=</text:span><text:span text:style-name="T81"> </text:span><text:span text:style-name="T82">getByLabelText</text:span><text:span text:style-name="T81">(</text:span><text:span text:style-name="T79">'</text:span><text:span text:style-name="T80">Email</text:span><text:span text:style-name="T79">'</text:span><text:span text:style-name="T81">)</text:span><text:span text:style-name="T79">;</text:span></text:p>
      <text:p text:style-name="P28">userEvent<text:span text:style-name="T79">.</text:span><text:span text:style-name="T82">change</text:span><text:span text:style-name="T81">(</text:span>inputEmail<text:span text:style-name="T79">,</text:span><text:span text:style-name="T81"> </text:span>EMAIL_USER<text:span text:style-name="T81">)</text:span><text:span text:style-name="T79">;</text:span></text:p>
      <text:p text:style-name="P28">userEvent<text:span text:style-name="T79">.</text:span><text:span text:style-name="T82">click</text:span><text:span text:style-name="T81">(</text:span>btnSend<text:span text:style-name="T81">)</text:span><text:span text:style-name="T79">;</text:span></text:p>
      <text:p text:style-name="P10"><text:span text:style-name="Fonte_20_parág._20_padrão"><text:span text:style-name="T22"/></text:span></text:p>
      <text:p text:style-name="P11"><text:soft-page-break/><text:span text:style-name="Fonte_20_parág._20_padrão"><text:span text:style-name="T35">Testando componentes em RTL</text:span></text:span></text:p>
      <text:p text:style-name="P11"><text:span text:style-name="Fonte_20_parág._20_padrão"><text:span text:style-name="T23"><text:tab/>É possível testar somente 1 componente específico em RTL, ao invés de fazer testes em cadeias, ou seja testar o pai, para que ele teste o filho para que teste o neto e assim vai, para isso podemos testar direto o componente desejado, e a forma de fazer isso é renderizar o componente alvo dentro do teste, ou seja, ao invés de passar o componente App dentro do render como viemos fazendo nos exemplos, podemos passar direto o componente, como por exemplo:</text:span></text:span></text:p>
      <text:p text:style-name="P24"><text:span text:style-name="Fonte_20_parág._20_padrão"><text:span text:style-name="T69">const</text:span></text:span><text:span text:style-name="Fonte_20_parág._20_padrão"><text:span text:style-name="T64"> </text:span></text:span><text:span text:style-name="Fonte_20_parág._20_padrão"><text:span text:style-name="T53">{</text:span></text:span><text:span text:style-name="Fonte_20_parág._20_padrão"><text:span text:style-name="T64"> </text:span></text:span><text:span text:style-name="Fonte_20_parág._20_padrão"><text:span text:style-name="T74">getByTestId</text:span></text:span><text:span text:style-name="Fonte_20_parág._20_padrão"><text:span text:style-name="T53">,</text:span></text:span><text:span text:style-name="Fonte_20_parág._20_padrão"><text:span text:style-name="T64"> </text:span></text:span><text:span text:style-name="Fonte_20_parág._20_padrão"><text:span text:style-name="T74">getByLabelText</text:span></text:span><text:span text:style-name="Fonte_20_parág._20_padrão"><text:span text:style-name="T64"> </text:span></text:span><text:span text:style-name="Fonte_20_parág._20_padrão"><text:span text:style-name="T53">}</text:span></text:span><text:span text:style-name="Fonte_20_parág._20_padrão"><text:span text:style-name="T64"> </text:span></text:span><text:span text:style-name="Fonte_20_parág._20_padrão"><text:span text:style-name="T53">=</text:span></text:span><text:span text:style-name="Fonte_20_parág._20_padrão"><text:span text:style-name="T64"> </text:span></text:span><text:span text:style-name="Fonte_20_parág._20_padrão"><text:span text:style-name="T74">render</text:span></text:span><text:span text:style-name="Fonte_20_parág._20_padrão"><text:span text:style-name="T64">(</text:span></text:span><text:span text:style-name="Fonte_20_parág._20_padrão"><text:span text:style-name="T53">&lt;</text:span></text:span><text:span text:style-name="Fonte_20_parág._20_padrão"><text:span text:style-name="T78">Header</text:span></text:span><text:span text:style-name="Fonte_20_parág._20_padrão"><text:span text:style-name="T53"> /&gt;</text:span></text:span><text:span text:style-name="Fonte_20_parág._20_padrão"><text:span text:style-name="T64">)</text:span></text:span><text:span text:style-name="Fonte_20_parág._20_padrão"><text:span text:style-name="T53">;</text:span></text:span></text:p>
      <text:p text:style-name="P11"><text:span text:style-name="Fonte_20_parág._20_padrão"><text:span text:style-name="T23"><text:tab/></text:span></text:span><text:span text:style-name="Fonte_20_parág._20_padrão"><text:span text:style-name="T24">A partir disso, os testes podem ser montados com os mesmos recursos vistos anteriormente, somente adaptando-os ao conteúdo de cada componente.</text:span></text:span></text:p>
      <text:p text:style-name="P11"><text:span text:style-name="Fonte_20_parág._20_padrão"><text:span text:style-name="T24"/></text:span></text:p>
      <text:p text:style-name="P12"><text:span text:style-name="Fonte_20_parág._20_padrão"><text:span text:style-name="T36">Mock em RTL</text:span></text:span></text:p>
      <text:p text:style-name="P12"><text:span text:style-name="Fonte_20_parág._20_padrão"><text:span text:style-name="T36"><text:tab/></text:span></text:span><text:span text:style-name="Fonte_20_parág._20_padrão"><text:span text:style-name="T25">Assim como testamos eventos e conteúdos dos componente e/ou elementos, podemos testar também as funções que acontecem dentro de um componente, e de forma a evitar chamadas de funções encadeadas ou processos encadeados que não servem para o nosso teste, podemos fazer simulações dessas funções, ou seja, podemos mockar essas funções. Parando para pensar, mock foi algo visto em Jest e toda a explicação de como criar e manipular mocks está na seção de Jest. Sabendo que Jest e RTL se completam, iremos utilizar a capacidade do Jest de criar mocks para testar as funções do nosso componente.</text:span></text:span></text:p>
      <text:p text:style-name="P12"><text:span text:style-name="Fonte_20_parág._20_padrão"><text:span text:style-name="T25"><text:tab/></text:span></text:span><text:span text:style-name="Fonte_20_parág._20_padrão"><text:span text:style-name="T26">Entretanto, existe uma função na Jest que possível usar para fazer o mock de um fetch, para que não tenhamos que criar a função do 0, para isso utilizamos o método global.fetch, contudo, é necessário fazer a parte de converter para JSON e a resolução da Promise. Podemos fazer isso de diversas formas, seguindo as formas descritas na seção de JavaScript, no tópico de Promises, ou podemos utilizar uma função do Jest chamada mockResolvedValue(response) </text:span></text:span><text:span text:style-name="Fonte_20_parág._20_padrão"><text:span text:style-name="T27">e ela pode ser usada da seguinte forma:</text:span></text:span></text:p>
      <text:p text:style-name="P27"><text:span text:style-name="T79">import</text:span> React <text:span text:style-name="T79">from</text:span> <text:span text:style-name="T79">'</text:span><text:span text:style-name="T80">react</text:span><text:span text:style-name="T79">';</text:span></text:p>
      <text:p text:style-name="P27"><text:span text:style-name="T79">import</text:span> <text:span text:style-name="T79">{</text:span><text:span text:style-name="T81"> </text:span>render<text:span text:style-name="T81"> </text:span><text:span text:style-name="T79">}</text:span> <text:span text:style-name="T79">from</text:span> <text:span text:style-name="T79">'</text:span><text:span text:style-name="T80">@testing-library/react</text:span><text:span text:style-name="T79">'</text:span></text:p>
      <text:p text:style-name="P27"><text:span text:style-name="T79">import</text:span> App <text:span text:style-name="T79">from</text:span> <text:span text:style-name="T79">'</text:span><text:span text:style-name="T80">./App</text:span><text:span text:style-name="T79">';</text:span></text:p>
      <text:p text:style-name="P31"/>
      <text:p text:style-name="P27"><text:span text:style-name="T82">afterEach</text:span>(<text:span text:style-name="T79">()</text:span> <text:span text:style-name="T83">=&gt;</text:span> <text:span text:style-name="T85">jest</text:span><text:span text:style-name="T79">.</text:span><text:span text:style-name="T82">clearAllMocks</text:span>())<text:span text:style-name="T79">;</text:span></text:p>
      <text:p text:style-name="P27"><text:span text:style-name="T82">it</text:span>(<text:span text:style-name="T79">'</text:span><text:span text:style-name="T80">fetch joke</text:span><text:span text:style-name="T79">',</text:span> <text:span text:style-name="T83">async</text:span> <text:span text:style-name="T79">()</text:span> <text:span text:style-name="T83">=&gt;</text:span> <text:span text:style-name="T79">{</text:span></text:p>
      <text:p text:style-name="P27"><text:span text:style-name="T83">const</text:span><text:span text:style-name="T81"> </text:span>joke<text:span text:style-name="T81"> </text:span><text:span text:style-name="T79">=</text:span><text:span text:style-name="T81"> </text:span><text:span text:style-name="T79">{</text:span></text:p>
      <text:p text:style-name="P27">id<text:span text:style-name="T79">:</text:span><text:span text:style-name="T81"> </text:span><text:span text:style-name="T79">'</text:span><text:span text:style-name="T80">7h3oGtrOfxc</text:span><text:span text:style-name="T79">',</text:span></text:p>
      <text:p text:style-name="P27">joke<text:span text:style-name="T79">:</text:span><text:span text:style-name="T81"> </text:span><text:span text:style-name="T79">'</text:span><text:span text:style-name="T80">Whiteboards ... are remarkable.</text:span><text:span text:style-name="T79">',</text:span></text:p>
      <text:p text:style-name="P27">status<text:span text:style-name="T79">:</text:span><text:span text:style-name="T81"> </text:span><text:span text:style-name="T86">200</text:span><text:span text:style-name="T79">,</text:span></text:p>
      <text:p text:style-name="P33"><text:soft-page-break/>};</text:p>
      <text:p text:style-name="P31"/>
      <text:p text:style-name="P27"><text:span text:style-name="T85">jest</text:span><text:span text:style-name="T79">.</text:span><text:span text:style-name="T82">spyOn</text:span><text:span text:style-name="T81">(</text:span>global<text:span text:style-name="T79">,</text:span><text:span text:style-name="T81"> </text:span><text:span text:style-name="T79">"</text:span><text:span text:style-name="T80">fetch</text:span><text:span text:style-name="T79">"</text:span><text:span text:style-name="T81">)</text:span></text:p>
      <text:p text:style-name="P27">global<text:span text:style-name="T79">.</text:span><text:span text:style-name="T82">fetch</text:span><text:span text:style-name="T79">.</text:span><text:span text:style-name="T82">mockResolvedValue</text:span><text:span text:style-name="T81">(</text:span><text:span text:style-name="T79">{</text:span></text:p>
      <text:p text:style-name="P27"><text:span text:style-name="T85">json</text:span><text:span text:style-name="T79">:</text:span><text:span text:style-name="T81"> </text:span><text:span text:style-name="T85">jest</text:span><text:span text:style-name="T79">.</text:span><text:span text:style-name="T82">fn</text:span><text:span text:style-name="T81">()</text:span><text:span text:style-name="T79">.</text:span><text:span text:style-name="T82">mockResolvedValue</text:span><text:span text:style-name="T81">(</text:span>joke<text:span text:style-name="T81">)</text:span><text:span text:style-name="T79">,</text:span></text:p>
      <text:p text:style-name="P27"><text:span text:style-name="T79">}</text:span><text:span text:style-name="T81">)</text:span><text:span text:style-name="T79">;</text:span></text:p>
      <text:p text:style-name="P27"><text:span text:style-name="T83">const</text:span><text:span text:style-name="T81"> </text:span><text:span text:style-name="T79">{</text:span><text:span text:style-name="T81"> </text:span><text:span text:style-name="T82">findByText</text:span><text:span text:style-name="T81"> </text:span><text:span text:style-name="T79">}</text:span><text:span text:style-name="T81"> </text:span><text:span text:style-name="T79">=</text:span><text:span text:style-name="T81"> </text:span><text:span text:style-name="T82">render</text:span><text:span text:style-name="T81">(</text:span><text:span text:style-name="T79">&lt;</text:span><text:span text:style-name="T85">App</text:span><text:span text:style-name="T79"> /&gt;</text:span><text:span text:style-name="T81">)</text:span><text:span text:style-name="T79">;</text:span></text:p>
      <text:p text:style-name="P27"><text:span text:style-name="T79">await</text:span><text:span text:style-name="T81"> </text:span><text:span text:style-name="T82">findByText</text:span><text:span text:style-name="T81">(</text:span><text:span text:style-name="T79">'</text:span><text:span text:style-name="T80">Whiteboards ... are remarkable.</text:span><text:span text:style-name="T79">'</text:span><text:span text:style-name="T81">)</text:span><text:span text:style-name="T79">;</text:span></text:p>
      <text:p text:style-name="P27"><text:span text:style-name="T82">expect</text:span><text:span text:style-name="T81">(</text:span>global<text:span text:style-name="T79">.</text:span><text:span text:style-name="T82">fetch</text:span><text:span text:style-name="T81">)</text:span><text:span text:style-name="T79">.</text:span><text:span text:style-name="T82">toBeCalledTimes</text:span><text:span text:style-name="T81">(</text:span><text:span text:style-name="T86">1</text:span><text:span text:style-name="T81">)</text:span><text:span text:style-name="T79">;</text:span></text:p>
      <text:p text:style-name="P27"><text:span text:style-name="T82">expect</text:span><text:span text:style-name="T81">(</text:span>global<text:span text:style-name="T79">.</text:span><text:span text:style-name="T82">fetch</text:span><text:span text:style-name="T81">)</text:span><text:span text:style-name="T79">.</text:span><text:span text:style-name="T82">toBeCalledWith</text:span><text:span text:style-name="T81">(</text:span></text:p>
      <text:p text:style-name="P27"><text:span text:style-name="T79">'</text:span><text:span text:style-name="T80">https://icanhazdadjoke.com/</text:span><text:span text:style-name="T79">',</text:span></text:p>
      <text:p text:style-name="P27"><text:span text:style-name="T79">{"</text:span><text:span text:style-name="T81">headers</text:span><text:span text:style-name="T79">":</text:span><text:span text:style-name="T81"> </text:span><text:span text:style-name="T79">{"</text:span><text:span text:style-name="T81">Accept</text:span><text:span text:style-name="T79">":</text:span><text:span text:style-name="T81"> </text:span><text:span text:style-name="T79">"</text:span><text:span text:style-name="T80">application/json</text:span><text:span text:style-name="T79">"}}</text:span></text:p>
      <text:p text:style-name="P27"><text:span text:style-name="T81">)</text:span><text:span text:style-name="T79">;</text:span></text:p>
      <text:p text:style-name="P27"><text:span text:style-name="T79">}</text:span>)<text:span text:style-name="T79">;</text:span></text:p>
      <text:p text:style-name="P13"><text:span text:style-name="Fonte_20_parág._20_padrão"><text:span text:style-name="T27"><text:tab/>Vamos analisar o que está acontecendo:</text:span></text:span></text:p>
      <text:p text:style-name="P13"><text:span text:style-name="Fonte_20_parág._20_padrão"><text:span text:style-name="T28">1.</text:span></text:span><text:span text:style-name="Fonte_20_parág._20_padrão"><text:span text:style-name="T27"> </text:span></text:span><text:span text:style-name="Fonte_20_parág._20_padrão"><text:span text:style-name="T28">A</text:span></text:span><text:span text:style-name="Fonte_20_parág._20_padrão"><text:span text:style-name="T27"> constante joke possui um objeto similar </text:span></text:span><text:span text:style-name="Fonte_20_parág._20_padrão"><text:span text:style-name="T28">ao retorno da API</text:span></text:span></text:p>
      <text:p text:style-name="P13"><text:span text:style-name="Fonte_20_parág._20_padrão"><text:span text:style-name="T28">2. O jest.spyon espiona as chamadas a função fetch do objeto global, é por meio deste objeto que é possível acessas e usar qualquer função do sistema</text:span></text:span></text:p>
      <text:p text:style-name="P13"><text:span text:style-name="Fonte_20_parág._20_padrão"><text:span text:style-name="T28">3. Quando o fetch for chamado, ao invés de fazer uma requisição a API será chamado o mock. As funções .mockResolvedValue ficam no lugar dos .then, simulando o retorno do fetch, primeiro tem um retorno de um objeto com a função json e dentro dela tem outro mock que retorna a piada que irá ser testa.</text:span></text:span></text:p>
      <text:p text:style-name="P13"><text:span text:style-name="Fonte_20_parág._20_padrão"><text:span text:style-name="T28">4. Como estamos simulando um fetch que retorna uma Promise, é necessário incrementar funcionalidades que atuem como se esperassem uma Promise, ou seja, a resolução precisa ser assíncrona, para isso usamos o async e o await</text:span></text:span></text:p>
      <text:p text:style-name="P13"><text:span text:style-name="Fonte_20_parág._20_padrão"><text:span text:style-name="T28">5. As funções toBeCalledTimes e toBeCalledWith servem para garantir respectivamente, o número de chamadas ao nosso fetch e que ele foi chamado com os argumentos corretos</text:span></text:span></text:p>
      <text:p text:style-name="P13"><text:span text:style-name="Fonte_20_parág._20_padrão"><text:span text:style-name="T28">6. A linha afterEach(() =&gt; jest.clearAllMocks()); faz com que, após cada teste, o mock seja limpo, ou seja, no caso acima, garante que após o teste o fetch não seja mais um mock, isso é bem </text:span></text:span><text:span text:style-name="Fonte_20_parág._20_padrão"><text:span text:style-name="T29">ú</text:span></text:span><text:span text:style-name="Fonte_20_parág._20_padrão"><text:span text:style-name="T28">til para que não tenha interferência entre um teste e outro.</text:span></text:span></text:p>
      <text:p text:style-name="P13"><text:span text:style-name="Fonte_20_parág._20_padrão"><text:span text:style-name="T28"><text:tab/></text:span></text:span><text:span text:style-name="Fonte_20_parág._20_padrão"><text:span text:style-name="T29">Existem várias formas de realizar a mockagem de um elemento, para esse exemplo tem uma sugestão de mudança quanto a mockagem:</text:span></text:span></text:p>
      <text:p text:style-name="P25"><text:span text:style-name="T83">.</text:span><text:span text:style-name="T84">..</text:span></text:p>
      <text:p text:style-name="P30">global<text:span text:style-name="T79">.</text:span><text:span text:style-name="T82">fetch</text:span> <text:span text:style-name="T79">=</text:span> <text:span text:style-name="T85">jest</text:span><text:span text:style-name="T79">.</text:span><text:span text:style-name="T82">fn</text:span>(<text:span text:style-name="T79">()</text:span><text:span text:style-name="T83">=&gt;</text:span></text:p>
      <text:p text:style-name="P30"><text:span text:style-name="T85">Promise</text:span><text:span text:style-name="T79">.</text:span><text:span text:style-name="T82">resolve</text:span>(<text:span text:style-name="T79">{</text:span></text:p>
      <text:p text:style-name="P30"><text:span text:style-name="T82">json</text:span><text:span text:style-name="T79">:</text:span> <text:span text:style-name="T79">()</text:span><text:span text:style-name="T83">=&gt;</text:span> <text:span text:style-name="T85">Promise</text:span><text:span text:style-name="T79">.</text:span><text:span text:style-name="T82">resolve</text:span>(joke)</text:p>
      <text:p text:style-name="P30"><text:span text:style-name="T79">}</text:span>))<text:span text:style-name="T79">;</text:span></text:p>
      <text:p text:style-name="P26"><text:span text:style-name="Fonte_20_parág._20_padrão"><text:span text:style-name="T48">...</text:span></text:span></text:p>
      <text:p text:style-name="P13"><text:soft-page-break/><text:span text:style-name="Fonte_20_parág._20_padrão"><text:span text:style-name="T29"><text:tab/>Todo o código continua igual, só mudando a parte onde é feita o mock</text:span></text:span></text:p>
      <text:p text:style-name="P13"><text:span text:style-name="Fonte_20_parág._20_padrão"><text:span text:style-name="T29"/></text:span></text:p>
      <text:p text:style-name="P15"/>
      <text:p text:style-name="P15">Testando rotas em RTL</text:p>
      <text:p text:style-name="P15"><text:tab/><text:span text:style-name="T90">Quando falamos em rotas em React já logo pensamos em BrowserRouter e Route, e quando falamos em testar essa rota já logo começamos a associar os testes com o BrowserRouter, entretanto na realidade isso não é algo possível pelo fato de que todos os testes precisam ser independentes uns dos outros, de forma que o que acontece em um teste não interfira em outros testes, sabendo disso, o BrowserRouter impossibilitaria o seu próprio uso durante os testes, visto que mesmo durante uma simulação de rotas, o BrowserRouter salvaria todas as rotas feitas em um teste e não apagaria depois que ele acabasse, ele somente começaria o próximo teste com o histórico de rotas do teste anterior salvo, possivelmente fazendo com que os teste quebrem. Logo, podemos ver que com o BrowserRouter seria quase impossível um teste não interferir no outro, mas para contornar esse problema, a própria RTL nos sugere utilizar um Router diferente, um Router personalizado, criado por nós mesmos, ou um Router criado pela própria RTL que serve para esse papel específico.</text:span></text:p>
      <text:p text:style-name="P15"><text:span text:style-name="T90"><text:tab/>Esse novo Router tem como função criar a cada teste, ou a cada renderização, um novo caminho de rotas no histórico, de forma que quando o teste acabe, mesmo que essa informação fique salva, quando a próxima renderização acontecer, um novo histórico será gerado do 0, o que evita que os acontecimentos de </text:span><text:span text:style-name="T91">um teste interferir em outro.</text:span></text:p>
      <text:p text:style-name="P15"><text:span text:style-name="T91"><text:tab/></text:span><text:span text:style-name="T92">Antes de começar a desenvolver os testes, é preciso passar por alguns pontos para facilitar a compreensão:</text:span></text:p>
      <text:p text:style-name="P16"><text:span text:style-name="T89">1. A biblioteca history é uma ferramenta que nos concede o acesso a sessão de histórico do navegador e também a localização atual (URL), aqui tem um link para a documentação do history: </text:span><text:a xlink:type="simple" xlink:href="https://reactrouter.com/web/api/history" text:style-name="Internet_20_link" text:visited-style-name="Visited_20_Internet_20_Link"><text:span text:style-name="T89">https://reactrouter.com/web/api/history</text:span></text:a></text:p>
      <text:p text:style-name="P45"><text:tab/>Nesta documentação, tem uma explicação sobre todos os métodos da biblioteca, mas para nossos teste aqui, os métodos mais utilizados serão o push, que nos permite mudar de rota dentro do ambiente de testes, e o location.pathnam, que nos retorna a URL exata em que estamos.</text:p>
      <text:p text:style-name="P16"><text:span text:style-name="T89"><text:tab/>Dentro da biblioteca, também é possível importar a createMemoryHistory, </text:span><text:span text:style-name="T93">que é feira para ser utilizada em ambientes que não possuem DOM, por exemplo, em testes </text:span><text:soft-page-break/><text:span text:style-name="T93">automatizados. O trabalho dessa função é criar um novo histórico de navegação, para ser utilizado durante o teste.</text:span></text:p>
      <text:p text:style-name="P17"><text:span text:style-name="T93">2. </text:span><text:span text:style-name="T89">A função renderWithRouter é uma função customizada <text:s/>para fazer testes com rotas, uma vez que a função render normal da RTL não dá suporte ao Router. Ela pode ser muito útil e usa o createMemoryHistory para embutir no seu componente renderizado a lógica de histórico de navegação, para uso nos tes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FMono-Regular" svg:font-family="SFMono-Regular, Menlo, Monaco, Consolas, 'Liberation Mono', 'Courier New', monospace"/>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8:59:38.161172114</meta:creation-date>
    <dc:date>2021-07-02T14:29:38.509887599</dc:date>
    <meta:editing-duration>PT4H13M41S</meta:editing-duration>
    <meta:editing-cycles>20</meta:editing-cycles>
    <meta:generator>LibreOffice/6.4.4.2$Linux_X86_64 LibreOffice_project/40$Build-2</meta:generator>
    <meta:document-statistic meta:table-count="2" meta:image-count="0" meta:object-count="0" meta:page-count="9" meta:paragraph-count="171" meta:word-count="2706" meta:character-count="16375" meta:non-whitespace-character-count="13794"/>
  </office:meta>
</office:document-meta>
</file>